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ff" style:font-name="Open Sans" fo:font-size="9.75pt" fo:letter-spacing="normal" fo:font-style="normal" fo:font-weight="normal" officeooo:rsid="001aff4f" officeooo:paragraph-rsid="001aff4f"/>
    </style:style>
    <style:style style:name="P2" style:family="paragraph" style:parent-style-name="Text_20_body">
      <style:text-properties fo:font-variant="normal" fo:text-transform="none" fo:color="#0000ff" style:font-name="Open Sans" fo:font-size="9.75pt" fo:letter-spacing="normal" fo:font-style="normal" fo:font-weight="normal" officeooo:rsid="001fd46c" officeooo:paragraph-rsid="001fd46c"/>
    </style:style>
    <style:style style:name="P3" style:family="paragraph" style:parent-style-name="Text_20_body">
      <style:text-properties officeooo:paragraph-rsid="001d2a93"/>
    </style:style>
    <style:style style:name="P4" style:family="paragraph" style:parent-style-name="Text_20_body">
      <style:paragraph-properties fo:margin-left="0in" fo:margin-right="0in" fo:margin-top="0in" fo:margin-bottom="0.1043in" loext:contextual-spacing="false" style:line-height-at-least="0.2291in" fo:orphans="2" fo:widows="2" fo:text-indent="0in" style:auto-text-indent="false"/>
      <style:text-properties fo:font-variant="normal" fo:text-transform="none" fo:color="#0000ff" style:font-name="Open Sans" fo:font-size="9.75pt" fo:letter-spacing="normal" fo:font-style="normal" fo:font-weight="normal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44cb6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8" style:family="paragraph" style:parent-style-name="Standard">
      <style:text-properties officeooo:rsid="001aff4f" officeooo:paragraph-rsid="001aff4f"/>
    </style:style>
    <style:style style:name="P9" style:family="paragraph" style:parent-style-name="Standard">
      <style:text-properties officeooo:rsid="001d2a93" officeooo:paragraph-rsid="001d2a93"/>
    </style:style>
    <style:style style:name="P10" style:family="paragraph" style:parent-style-name="Standard">
      <style:text-properties officeooo:rsid="001da54d" officeooo:paragraph-rsid="001da54d"/>
    </style:style>
    <style:style style:name="P11" style:family="paragraph" style:parent-style-name="Standard">
      <style:text-properties officeooo:rsid="001fd46c" officeooo:paragraph-rsid="001fd46c"/>
    </style:style>
    <style:style style:name="P12" style:family="paragraph" style:parent-style-name="Standard">
      <style:text-properties fo:color="#000000" officeooo:rsid="001da54d" officeooo:paragraph-rsid="00202f99"/>
    </style:style>
    <style:style style:name="P13" style:family="paragraph" style:parent-style-name="Standard">
      <style:text-properties fo:color="#000000" officeooo:rsid="00202f99" officeooo:paragraph-rsid="00202f99"/>
    </style:style>
    <style:style style:name="P1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aff4f" officeooo:paragraph-rsid="001aff4f"/>
    </style:style>
    <style:style style:name="P1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da54d" officeooo:paragraph-rsid="001da54d"/>
    </style:style>
    <style:style style:name="P16" style:family="paragraph" style:parent-style-name="Text_20_body">
      <style:text-properties fo:font-variant="normal" fo:text-transform="none" fo:color="#0000ff" style:font-name="Open Sans" fo:font-size="9.75pt" fo:letter-spacing="normal" fo:font-style="normal" fo:font-weight="normal" officeooo:rsid="002815d9" officeooo:paragraph-rsid="002815d9" style:font-size-asian="10pt"/>
    </style:style>
    <style:style style:name="P17" style:family="paragraph" style:parent-style-name="Text_20_body">
      <style:paragraph-properties fo:margin-left="0in" fo:margin-right="0in" fo:margin-top="0in" fo:margin-bottom="0.1043in" loext:contextual-spacing="false" style:line-height-at-least="0.2291in" fo:orphans="2" fo:widows="2" fo:text-indent="0in" style:auto-text-indent="false"/>
      <style:text-properties fo:font-variant="normal" fo:text-transform="none" fo:color="#0000ff" style:font-name="Open Sans" fo:font-size="9.75pt" fo:letter-spacing="normal" fo:font-style="normal" fo:font-weight="normal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bf5f3f" style:font-name="Consolas" fo:font-size="10pt" style:font-size-asian="10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bf5f3f" style:font-name="Consolas" fo:font-size="10pt" style:text-underline-style="solid" style:text-underline-width="auto" style:text-underline-color="font-color" style:font-size-asian="10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244cb6" style:font-size-asian="10pt"/>
    </style:style>
    <style:style style:name="P2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ff" style:font-name="Open Sans" fo:font-size="10.5pt" fo:letter-spacing="normal" fo:font-style="normal" fo:font-weight="normal"/>
    </style:style>
    <style:style style:name="P2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ff" fo:letter-spacing="normal"/>
    </style:style>
    <style:style style:name="P24" style:family="paragraph" style:parent-style-name="Standard">
      <style:text-properties fo:color="#008080" style:font-name="Consolas" fo:font-size="10pt" officeooo:rsid="001d2a93" officeooo:paragraph-rsid="001d2a93" style:font-size-asian="10pt"/>
    </style:style>
    <style:style style:name="P25" style:family="paragraph" style:parent-style-name="Standard">
      <style:text-properties fo:color="#008080" style:font-name="Consolas" fo:font-size="10pt" officeooo:rsid="001da54d" officeooo:paragraph-rsid="001da54d" style:font-size-asian="10pt"/>
    </style:style>
    <style:style style:name="P26" style:family="paragraph" style:parent-style-name="Standard">
      <style:text-properties fo:color="#008080" style:font-name="Consolas" fo:font-size="10pt" officeooo:rsid="001fd46c" officeooo:paragraph-rsid="001fd46c" style:font-size-asian="10pt"/>
    </style:style>
    <style:style style:name="P27" style:family="paragraph" style:parent-style-name="Standard">
      <style:text-properties fo:color="#008080" style:font-name="Consolas" fo:font-size="10pt" officeooo:rsid="00202f99" officeooo:paragraph-rsid="00202f99" style:font-size-asian="10pt"/>
    </style:style>
    <style:style style:name="P28" style:family="paragraph" style:parent-style-name="Standard">
      <style:text-properties fo:color="#008080" style:font-name="Consolas" fo:font-size="10pt" officeooo:rsid="002560f9" officeooo:paragraph-rsid="00202f99" style:font-size-asian="10pt"/>
    </style:style>
    <style:style style:name="P29" style:family="paragraph" style:parent-style-name="Standard">
      <style:text-properties fo:color="#000000" style:font-name="Consolas" fo:font-size="10pt" officeooo:rsid="00202f99" officeooo:paragraph-rsid="00202f99" style:font-size-asian="10pt"/>
    </style:style>
    <style:style style:name="P30" style:family="paragraph" style:parent-style-name="Standard">
      <style:text-properties fo:color="#000000" style:font-name="Consolas" fo:font-size="10pt" officeooo:rsid="001da54d" officeooo:paragraph-rsid="001da54d" style:font-size-asian="10pt"/>
    </style:style>
    <style:style style:name="P31" style:family="paragraph" style:parent-style-name="Standard">
      <style:text-properties fo:color="#000000" style:font-name="Consolas" fo:font-size="10pt" officeooo:rsid="002560f9" officeooo:paragraph-rsid="002560f9" style:font-size-asian="10pt"/>
    </style:style>
    <style:style style:name="P32" style:family="paragraph" style:parent-style-name="Standard">
      <style:text-properties fo:color="#000000" style:font-name="Consolas" fo:font-size="10pt" officeooo:rsid="002768c4" officeooo:paragraph-rsid="002768c4" style:font-size-asian="10pt"/>
    </style:style>
    <style:style style:name="P33" style:family="paragraph" style:parent-style-name="Standard">
      <style:text-properties fo:color="#000000" style:font-name="Consolas" fo:font-size="10pt" officeooo:rsid="002815d9" officeooo:paragraph-rsid="002815d9" style:font-size-asian="10pt"/>
    </style:style>
    <style:style style:name="P34" style:family="paragraph" style:parent-style-name="Standard">
      <style:text-properties fo:color="#000000" style:font-name="Consolas" fo:font-size="10pt" officeooo:paragraph-rsid="002768c4"/>
    </style:style>
    <style:style style:name="P35" style:family="paragraph" style:parent-style-name="Standard">
      <style:text-properties fo:color="#000000" officeooo:rsid="002768c4" officeooo:paragraph-rsid="002768c4"/>
    </style:style>
    <style:style style:name="P36" style:family="paragraph" style:parent-style-name="Standard">
      <style:text-properties fo:color="#000000" officeooo:rsid="00202f99" officeooo:paragraph-rsid="00202f99"/>
    </style:style>
    <style:style style:name="P37" style:family="paragraph" style:parent-style-name="Standard">
      <style:text-properties fo:font-variant="normal" fo:text-transform="none" fo:color="#0000ff" style:font-name="Open Sans" fo:font-size="10.5pt" fo:letter-spacing="normal" fo:font-style="normal" fo:font-weight="normal" officeooo:rsid="00202f99" officeooo:paragraph-rsid="00202f99"/>
    </style:style>
    <style:style style:name="P38" style:family="paragraph" style:parent-style-name="Standard">
      <style:text-properties officeooo:paragraph-rsid="002768c4"/>
    </style:style>
    <style:style style:name="P39" style:family="paragraph" style:parent-style-name="Standard" style:list-style-name="L1">
      <style:text-properties officeooo:paragraph-rsid="002768c4"/>
    </style:style>
    <style:style style:name="P4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Consolas" fo:font-size="10pt" officeooo:rsid="00202f99" officeooo:paragraph-rsid="00202f99" style:font-size-asian="10pt"/>
    </style:style>
    <style:style style:name="P41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Consolas" fo:font-size="10pt" officeooo:rsid="001da54d" officeooo:paragraph-rsid="001da54d" style:font-size-asian="10pt"/>
    </style:style>
    <style:style style:name="P42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Consolas" fo:font-size="10pt" officeooo:rsid="001da54d" officeooo:paragraph-rsid="002560f9" style:font-size-asian="10pt"/>
    </style:style>
    <style:style style:name="P4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Consolas" fo:font-size="10pt" officeooo:rsid="002768c4" officeooo:paragraph-rsid="002768c4" style:font-size-asian="10pt"/>
    </style:style>
    <style:style style:name="P4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officeooo:rsid="002669f1" officeooo:paragraph-rsid="001da54d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officeooo:rsid="002815d9" officeooo:paragraph-rsid="002815d9" style:font-size-asian="10pt"/>
    </style:style>
    <style:style style:name="T1" style:family="text">
      <style:text-properties fo:color="#bf5f3f" style:font-name="Consolas" fo:font-size="10pt" style:font-size-asian="10pt"/>
    </style:style>
    <style:style style:name="T2" style:family="text">
      <style:text-properties fo:color="#bf5f3f" style:font-name="Consolas" fo:font-size="10pt" style:font-size-asian="10pt"/>
    </style:style>
    <style:style style:name="T3" style:family="text">
      <style:text-properties fo:color="#bf5f3f"/>
    </style:style>
    <style:style style:name="T4" style:family="text">
      <style:text-properties style:font-name="Consolas" fo:font-size="10pt" style:font-size-asian="10pt"/>
    </style:style>
    <style:style style:name="T5" style:family="text">
      <style:text-properties style:font-name="Consolas" fo:font-size="10pt" officeooo:rsid="0023085a" style:font-size-asian="10pt"/>
    </style:style>
    <style:style style:name="T6" style:family="text">
      <style:text-properties fo:color="#3f7f7f" style:font-name="Consolas" fo:font-size="10pt" style:font-size-asian="10pt"/>
    </style:style>
    <style:style style:name="T7" style:family="text">
      <style:text-properties fo:color="#3f7f7f" style:font-name="Consolas" fo:font-size="10pt" style:font-size-asian="10pt"/>
    </style:style>
    <style:style style:name="T8" style:family="text">
      <style:text-properties fo:color="#3f7f7f" style:font-name="Consolas" fo:font-size="10pt" style:text-underline-style="solid" style:text-underline-width="auto" style:text-underline-color="font-color" style:font-size-asian="10pt"/>
    </style:style>
    <style:style style:name="T9" style:family="text">
      <style:text-properties fo:color="#3f7f7f"/>
    </style:style>
    <style:style style:name="T10" style:family="text">
      <style:text-properties fo:color="#7f007f" style:font-name="Consolas" fo:font-size="10pt" style:font-size-asian="10pt"/>
    </style:style>
    <style:style style:name="T11" style:family="text">
      <style:text-properties fo:color="#7f007f" style:font-name="Consolas" fo:font-size="10pt" style:font-size-asian="10pt"/>
    </style:style>
    <style:style style:name="T12" style:family="text">
      <style:text-properties fo:color="#7f007f" style:font-name="Consolas" fo:font-size="10pt" style:text-underline-style="solid" style:text-underline-width="auto" style:text-underline-color="font-color" style:font-size-asian="10pt"/>
    </style:style>
    <style:style style:name="T13" style:family="text">
      <style:text-properties fo:color="#7f007f" style:font-name="Consolas" fo:font-size="10pt" style:text-underline-style="solid" style:text-underline-width="auto" style:text-underline-color="font-color" style:font-size-asian="10pt"/>
    </style:style>
    <style:style style:name="T14" style:family="text">
      <style:text-properties fo:color="#7f007f"/>
    </style:style>
    <style:style style:name="T15" style:family="text">
      <style:text-properties fo:color="#000000" style:font-name="Consolas" fo:font-size="10pt" style:font-size-asian="10pt"/>
    </style:style>
    <style:style style:name="T16" style:family="text">
      <style:text-properties fo:color="#000000" style:font-name="Consolas" fo:font-size="10pt" style:font-size-asian="10pt"/>
    </style:style>
    <style:style style:name="T17" style:family="text">
      <style:text-properties fo:color="#000000" style:font-name="Consolas" fo:font-size="10pt" officeooo:rsid="002560f9" style:font-size-asian="10pt"/>
    </style:style>
    <style:style style:name="T18" style:family="text">
      <style:text-properties fo:color="#000000" style:font-name="Consolas" fo:font-size="10pt" officeooo:rsid="002560f9" style:font-size-asian="10pt"/>
    </style:style>
    <style:style style:name="T19" style:family="text">
      <style:text-properties fo:color="#000000" style:font-name="Consolas" fo:font-size="10pt" officeooo:rsid="002768c4" style:font-size-asian="10pt"/>
    </style:style>
    <style:style style:name="T20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21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22" style:family="text">
      <style:text-properties fo:color="#2a00ff" style:font-name="Consolas" fo:font-size="10pt" fo:font-style="italic" style:font-size-asian="10pt" style:font-style-asian="italic"/>
    </style:style>
    <style:style style:name="T23" style:family="text">
      <style:text-properties fo:color="#2a00ff" style:font-name="Consolas" fo:font-size="10pt" fo:font-style="italic" style:font-size-asian="10pt" style:font-style-asian="italic"/>
    </style:style>
    <style:style style:name="T24" style:family="text">
      <style:text-properties fo:color="#2a00ff" style:font-name="Consolas" fo:font-size="10pt" fo:font-style="italic" style:text-underline-style="solid" style:text-underline-width="auto" style:text-underline-color="font-color" style:font-size-asian="10pt" style:font-style-asian="italic"/>
    </style:style>
    <style:style style:name="T25" style:family="text">
      <style:text-properties fo:color="#2a00ff" style:font-name="Consolas" fo:font-size="10pt" style:font-size-asian="10pt"/>
    </style:style>
    <style:style style:name="T26" style:family="text">
      <style:text-properties fo:color="#2a00ff" style:font-name="Consolas" fo:font-size="10pt" style:font-size-asian="10pt"/>
    </style:style>
    <style:style style:name="T27" style:family="text">
      <style:text-properties fo:color="#2a00ff" style:font-name="Consolas" fo:font-size="10pt" style:text-underline-style="solid" style:text-underline-width="auto" style:text-underline-color="font-color" style:font-size-asian="10pt"/>
    </style:style>
    <style:style style:name="T28" style:family="text">
      <style:text-properties fo:color="#2a00ff" fo:font-style="italic" style:font-style-asian="italic"/>
    </style:style>
    <style:style style:name="T29" style:family="text">
      <style:text-properties fo:color="#008080" style:font-name="Consolas" fo:font-size="10pt" style:font-size-asian="10pt"/>
    </style:style>
    <style:style style:name="T30" style:family="text">
      <style:text-properties fo:color="#008080" style:font-name="Consolas" fo:font-size="10pt" style:font-size-asian="10pt"/>
    </style:style>
    <style:style style:name="T31" style:family="text">
      <style:text-properties fo:color="#008080" style:font-name="Consolas" fo:font-size="10pt" style:text-underline-style="solid" style:text-underline-width="auto" style:text-underline-color="font-color" style:font-size-asian="10pt"/>
    </style:style>
    <style:style style:name="T32" style:family="text">
      <style:text-properties fo:color="#008080"/>
    </style:style>
    <style:style style:name="T33" style:family="text">
      <style:text-properties fo:color="#808080" style:font-name="Consolas" fo:font-size="10pt" style:font-size-asian="10pt"/>
    </style:style>
    <style:style style:name="T34" style:family="text">
      <style:text-properties fo:color="#808080" style:font-name="Consolas" fo:font-size="10pt" style:font-size-asian="10pt"/>
    </style:style>
    <style:style style:name="T35" style:family="text">
      <style:text-properties fo:color="#3f7f5f" style:font-name="Consolas" fo:font-size="10pt" style:font-size-asian="10pt"/>
    </style:style>
    <style:style style:name="T36" style:family="text">
      <style:text-properties fo:color="#3f7f5f" style:font-name="Consolas" fo:font-size="10pt" style:font-size-asian="10pt"/>
    </style:style>
    <style:style style:name="T37" style:family="text">
      <style:text-properties fo:color="#7f0055" style:font-name="Consolas" fo:font-size="10pt" fo:font-weight="bold" style:font-size-asian="10pt" style:font-weight-asian="bold"/>
    </style:style>
    <style:style style:name="T38" style:family="text">
      <style:text-properties fo:color="#7f0055" style:font-name="Consolas" fo:font-size="10pt" fo:font-weight="bold" style:font-size-asian="10pt" style:font-weight-asian="bold"/>
    </style:style>
    <style:style style:name="T39" style:family="text">
      <style:text-properties fo:color="#7f0055" style:font-name="Consolas" fo:font-size="10pt" style:text-underline-style="solid" style:text-underline-width="auto" style:text-underline-color="font-color" fo:font-weight="bold" style:font-size-asian="10pt" style:font-weight-asian="bold"/>
    </style:style>
    <style:style style:name="T40" style:family="text">
      <style:text-properties fo:font-variant="normal" fo:text-transform="none" fo:color="#008080" style:font-name="Consolas" fo:font-size="10pt" fo:letter-spacing="normal" fo:font-style="normal" fo:font-weight="normal" officeooo:rsid="001d2a93" style:font-size-asian="10pt"/>
    </style:style>
    <style:style style:name="T41" style:family="text">
      <style:text-properties fo:font-variant="normal" fo:text-transform="none" fo:color="#0000ff" style:font-name="Open Sans" fo:font-size="9.75pt" fo:letter-spacing="normal" fo:font-style="normal" fo:font-weight="normal"/>
    </style:style>
    <style:style style:name="T42" style:family="text">
      <style:text-properties fo:font-variant="normal" fo:text-transform="none" fo:color="#0000ff" style:font-name="Open Sans" fo:font-size="9.75pt" fo:letter-spacing="normal" fo:font-style="normal" fo:font-weight="normal" style:font-size-asian="10pt"/>
    </style:style>
    <style:style style:name="T43" style:family="text">
      <style:text-properties fo:font-variant="normal" fo:text-transform="none" fo:color="#0000ff" style:font-name="Open Sans" fo:font-size="9.75pt" fo:letter-spacing="normal" fo:font-style="normal" fo:font-weight="normal" officeooo:rsid="002560f9" style:font-size-asian="10pt"/>
    </style:style>
    <style:style style:name="T44" style:family="text">
      <style:text-properties style:font-size-asian="10pt"/>
    </style:style>
    <style:style style:name="T45" style:family="text">
      <style:text-properties officeooo:rsid="002768c4" style:font-size-asian="10pt"/>
    </style:style>
    <style:style style:name="T46" style:family="text">
      <style:text-properties officeooo:rsid="002b8f5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1.</text:p>
      <text:p text:style-name="P1">Create a web application to create a jsp page named index.jsp with the given screen design.<text:line-break/>When u click the show button , dispaly the name attached with Welcome User .. in the same page.<text:line-break/>Use control name as "name"</text:p>
      <text:p text:style-name="P4">Note : Use only JSP files for this application (Dont use Servlet or HTML). Because in JSP we can include HTML and Java Code together.<text:line-break/>JSP is used for dynamic web pages..</text:p>
      <text:p text:style-name="P8"/>
      <text:p text:style-name="P8"/>
      <text:p text:style-name="P8"><text:span text:style-name="T1">&lt;%@</text:span><text:span text:style-name="T4"> </text:span><text:span text:style-name="T6">page</text:span><text:span text:style-name="T4"> </text:span><text:span text:style-name="T10">language</text:span><text:span text:style-name="T15">=</text:span><text:span text:style-name="T22">"java"</text:span><text:span text:style-name="T4"> </text:span><text:span text:style-name="T10">contentType</text:span><text:span text:style-name="T15">=</text:span><text:span text:style-name="T22">"text/html; charset=ISO-8859-1"</text:span></text:p>
      <text:p text:style-name="P5"><text:span text:style-name="T4"><text:s text:c="4"/></text:span><text:span text:style-name="T10">pageEncoding</text:span><text:span text:style-name="T15">=</text:span><text:span text:style-name="T22">"ISO-8859-1"</text:span><text:span text:style-name="T1">%&gt;</text:span></text:p>
      <text:p text:style-name="P5"><text:span text:style-name="T29">&lt;!</text:span><text:span text:style-name="T6">DOCTYPE</text:span><text:span text:style-name="T4"> </text:span><text:span text:style-name="T29">html</text:span><text:span text:style-name="T4"> </text:span><text:span text:style-name="T33">PUBLIC</text:span><text:span text:style-name="T4"> </text:span><text:span text:style-name="T29">"-//W3C//DTD HTML 4.01 Transitional//EN"</text:span><text:span text:style-name="T4"> </text:span><text:span text:style-name="T35">"http://www.w3.org/TR/html4/loose.dtd"</text:span><text:span text:style-name="T29">&gt;</text:span></text:p>
      <text:p text:style-name="P5"><text:span text:style-name="T29">&lt;</text:span><text:span text:style-name="T6">html</text:span><text:span text:style-name="T29">&gt;</text:span></text:p>
      <text:p text:style-name="P5"><text:span text:style-name="T29">&lt;</text:span><text:span text:style-name="T6">head</text:span><text:span text:style-name="T29">&gt;</text:span></text:p>
      <text:p text:style-name="P5"><text:span text:style-name="T29">&lt;</text:span><text:span text:style-name="T6">meta</text:span><text:span text:style-name="T4"> </text:span><text:span text:style-name="T10">http-equiv</text:span><text:span text:style-name="T15">=</text:span><text:span text:style-name="T22">"Content-Type"</text:span><text:span text:style-name="T4"> </text:span><text:span text:style-name="T10">content</text:span><text:span text:style-name="T15">=</text:span><text:span text:style-name="T22">"text/html; charset=ISO-8859-1"</text:span><text:span text:style-name="T29">&gt;</text:span></text:p>
      <text:p text:style-name="P5"><text:span text:style-name="T29">&lt;</text:span><text:span text:style-name="T6">title</text:span><text:span text:style-name="T29">&gt;</text:span><text:span text:style-name="T15">Insert title here</text:span><text:span text:style-name="T29">&lt;/</text:span><text:span text:style-name="T6">title</text:span><text:span text:style-name="T29">&gt;</text:span></text:p>
      <text:p text:style-name="P5"><text:span text:style-name="T29">&lt;/</text:span><text:span text:style-name="T6">head</text:span><text:span text:style-name="T29">&gt;</text:span></text:p>
      <text:p text:style-name="P5"><text:span text:style-name="T29">&lt;</text:span><text:span text:style-name="T6">body</text:span><text:span text:style-name="T29">&gt;</text:span></text:p>
      <text:p text:style-name="P5"><text:span text:style-name="T29">&lt;</text:span><text:span text:style-name="T6">form</text:span><text:span text:style-name="T4"> </text:span><text:span text:style-name="T29">&gt;</text:span></text:p>
      <text:p text:style-name="P7"/>
      <text:p text:style-name="P5"><text:span text:style-name="T15">Enter Name</text:span><text:span text:style-name="T29">&lt;</text:span><text:span text:style-name="T6">input</text:span><text:span text:style-name="T4"> </text:span><text:span text:style-name="T10">type</text:span><text:span text:style-name="T15">=</text:span><text:span text:style-name="T22">"text"</text:span><text:span text:style-name="T4"> </text:span><text:span text:style-name="T10">name</text:span><text:span text:style-name="T15">=</text:span><text:span text:style-name="T22">"name"</text:span><text:span text:style-name="T29">&gt;</text:span></text:p>
      <text:p text:style-name="P5"><text:span text:style-name="T29">&lt;</text:span><text:span text:style-name="T6">input</text:span><text:span text:style-name="T4"> </text:span><text:span text:style-name="T10">type</text:span><text:span text:style-name="T15">=</text:span><text:span text:style-name="T22">"submit"</text:span><text:span text:style-name="T4"> </text:span><text:span text:style-name="T10">value</text:span><text:span text:style-name="T15">=</text:span><text:span text:style-name="T22">"Show"</text:span><text:span text:style-name="T29">&gt;</text:span></text:p>
      <text:p text:style-name="P5"><text:span text:style-name="T29">&lt;/</text:span><text:span text:style-name="T6">form</text:span><text:span text:style-name="T29">&gt;</text:span></text:p>
      <text:p text:style-name="P7"/>
      <text:p text:style-name="P5"><text:span text:style-name="T1">&lt;%!</text:span><text:span text:style-name="T15"> String name;</text:span></text:p>
      <text:p text:style-name="P5"><text:span text:style-name="T1">%&gt;</text:span><text:span text:style-name="T15"> </text:span></text:p>
      <text:p text:style-name="P7"/>
      <text:p text:style-name="P18">&lt;%</text:p>
      <text:p text:style-name="P5"><text:span text:style-name="T37">if</text:span><text:span text:style-name="T15">(request.getParameter(</text:span><text:span text:style-name="T25">"name"</text:span><text:span text:style-name="T15">)!=</text:span><text:span text:style-name="T37">null</text:span><text:span text:style-name="T15">)</text:span></text:p>
      <text:p text:style-name="P20">{</text:p>
      <text:p text:style-name="P5"><text:span text:style-name="T15">name=request.getParameter(</text:span><text:span text:style-name="T25">"name"</text:span><text:span text:style-name="T15">);</text:span></text:p>
      <text:p text:style-name="P5"><text:span text:style-name="T15">out.println(</text:span><text:span text:style-name="T25">"welcome user: "</text:span><text:span text:style-name="T15"> + name);</text:span></text:p>
      <text:p text:style-name="P20">}</text:p>
      <text:p text:style-name="P18">%&gt;</text:p>
      <text:p text:style-name="P7"/>
      <text:p text:style-name="P5"><text:span text:style-name="T29">&lt;/</text:span><text:span text:style-name="T6">body</text:span><text:span text:style-name="T29">&gt;</text:span><text:span text:style-name="T15"> </text:span></text:p>
      <text:p text:style-name="P14"><text:span text:style-name="T29">&lt;/</text:span><text:span text:style-name="T6">html</text:span><text:span text:style-name="T29">&gt;</text:span></text:p>
      <text:p text:style-name="P24">2.</text:p>
      <text:p text:style-name="P3"><text:span text:style-name="T40"><text:line-break/></text:span><text:span text:style-name="T42">Create a web application to create a jsp page named login.jsp with the given screen design.</text:span><text:span text:style-name="T29"><text:line-break/></text:span><text:span text:style-name="T42">If the username and password is "sa" and "pass" display valid user ..else invalid user..</text:span><text:span text:style-name="T29"><text:line-break/></text:span><text:span text:style-name="T42">Use control names as "username" and "password"</text:span><text:span text:style-name="T29"> </text:span></text:p>
      <text:p text:style-name="P4">Note : Refer Sample Screens</text:p>
      <text:p text:style-name="P4">Note : Use only JSP files for this application (Dont use Servlet or HTML). Because in JSP we can include HTML and Java Code together.<text:line-break/>JSP is used for dynamic web pages..</text:p>
      <text:p text:style-name="P24"/>
      <text:p text:style-name="P24"/>
      <text:p text:style-name="P24"/>
      <text:p text:style-name="P9"><text:soft-page-break/><text:span text:style-name="T15"><text:tab/></text:span><text:span text:style-name="T37">if</text:span><text:span text:style-name="T15">(request.getParameter(</text:span><text:span text:style-name="T25">"username"</text:span><text:span text:style-name="T15">)!=</text:span><text:span text:style-name="T37">null</text:span><text:span text:style-name="T15"> &amp;&amp; request.getParameter(</text:span><text:span text:style-name="T25">"username"</text:span><text:span text:style-name="T15">).equals(</text:span><text:span text:style-name="T25">"sa"</text:span><text:span text:style-name="T15">) &amp;&amp; request.getParameter(</text:span><text:span text:style-name="T25">"password"</text:span><text:span text:style-name="T15">) != </text:span><text:span text:style-name="T37">null</text:span><text:span text:style-name="T15"> &amp;&amp;request.getParameter(</text:span><text:span text:style-name="T25">"password"</text:span><text:span text:style-name="T15">).equals(</text:span><text:span text:style-name="T25">"pass"</text:span><text:span text:style-name="T15">))</text:span></text:p>
      <text:p text:style-name="P25">or</text:p>
      <text:p text:style-name="P25"/>
      <text:p text:style-name="P10"><text:span text:style-name="T1">&lt;%@</text:span><text:span text:style-name="T4"> </text:span><text:span text:style-name="T6">page</text:span><text:span text:style-name="T4"> </text:span><text:span text:style-name="T10">language</text:span><text:span text:style-name="T15">=</text:span><text:span text:style-name="T22">"java"</text:span><text:span text:style-name="T4"> </text:span><text:span text:style-name="T10">contentType</text:span><text:span text:style-name="T15">=</text:span><text:span text:style-name="T22">"text/html; charset=ISO-8859-1"</text:span></text:p>
      <text:p text:style-name="P5"><text:span text:style-name="T4"><text:s text:c="4"/></text:span><text:span text:style-name="T10">pageEncoding</text:span><text:span text:style-name="T15">=</text:span><text:span text:style-name="T22">"ISO-8859-1"</text:span><text:span text:style-name="T1">%&gt;</text:span></text:p>
      <text:p text:style-name="P5"><text:span text:style-name="T29">&lt;!</text:span><text:span text:style-name="T6">DOCTYPE</text:span><text:span text:style-name="T4"> </text:span><text:span text:style-name="T29">html</text:span><text:span text:style-name="T4"> </text:span><text:span text:style-name="T33">PUBLIC</text:span><text:span text:style-name="T4"> </text:span><text:span text:style-name="T29">"-//W3C//DTD HTML 4.01 Transitional//EN"</text:span><text:span text:style-name="T4"> </text:span><text:span text:style-name="T35">"http://www.w3.org/TR/html4/loose.dtd"</text:span><text:span text:style-name="T29">&gt;</text:span></text:p>
      <text:p text:style-name="P5"><text:span text:style-name="T29">&lt;</text:span><text:span text:style-name="T6">html</text:span><text:span text:style-name="T29">&gt;</text:span></text:p>
      <text:p text:style-name="P5"><text:span text:style-name="T29">&lt;</text:span><text:span text:style-name="T6">head</text:span><text:span text:style-name="T29">&gt;</text:span></text:p>
      <text:p text:style-name="P5"><text:span text:style-name="T29">&lt;</text:span><text:span text:style-name="T6">meta</text:span><text:span text:style-name="T4"> </text:span><text:span text:style-name="T10">http-equiv</text:span><text:span text:style-name="T15">=</text:span><text:span text:style-name="T22">"Content-Type"</text:span><text:span text:style-name="T4"> </text:span><text:span text:style-name="T10">content</text:span><text:span text:style-name="T15">=</text:span><text:span text:style-name="T22">"text/html; charset=ISO-8859-1"</text:span><text:span text:style-name="T29">&gt;</text:span></text:p>
      <text:p text:style-name="P5"><text:span text:style-name="T29">&lt;</text:span><text:span text:style-name="T6">title</text:span><text:span text:style-name="T29">&gt;</text:span><text:span text:style-name="T15">Insert title here</text:span><text:span text:style-name="T29">&lt;/</text:span><text:span text:style-name="T6">title</text:span><text:span text:style-name="T29">&gt;</text:span></text:p>
      <text:p text:style-name="P5"><text:span text:style-name="T29">&lt;/</text:span><text:span text:style-name="T6">head</text:span><text:span text:style-name="T29">&gt;</text:span></text:p>
      <text:p text:style-name="P5"><text:span text:style-name="T29">&lt;</text:span><text:span text:style-name="T6">body</text:span><text:span text:style-name="T29">&gt;</text:span></text:p>
      <text:p text:style-name="P5"><text:span text:style-name="T29">&lt;</text:span><text:span text:style-name="T6">table</text:span><text:span text:style-name="T29">&gt;</text:span></text:p>
      <text:p text:style-name="P7"/>
      <text:p text:style-name="P5"><text:span text:style-name="T31">&lt;</text:span><text:span text:style-name="T8">FORM</text:span><text:span text:style-name="T20"> </text:span><text:span text:style-name="T12">action</text:span><text:span text:style-name="T20">=</text:span><text:span text:style-name="T24">"index.jsp"</text:span><text:span text:style-name="T20"> </text:span><text:span text:style-name="T12">METHOD</text:span><text:span text:style-name="T20">=</text:span><text:span text:style-name="T24">"POST"</text:span><text:span text:style-name="T31">&gt;</text:span></text:p>
      <text:p text:style-name="P5"><text:span text:style-name="T15"><text:s text:c="9"/></text:span><text:span text:style-name="T31">&lt;</text:span><text:span text:style-name="T8">tr</text:span><text:span text:style-name="T31">&gt;</text:span><text:span text:style-name="T15"> </text:span><text:span text:style-name="T29">&lt;</text:span><text:span text:style-name="T6">td</text:span><text:span text:style-name="T29">&gt;</text:span><text:span text:style-name="T15"> <text:s text:c="2"/>Login name: </text:span><text:span text:style-name="T29">&lt;/</text:span><text:span text:style-name="T6">td</text:span><text:span text:style-name="T29">&gt;</text:span><text:span text:style-name="T15"> </text:span><text:span text:style-name="T29">&lt;</text:span><text:span text:style-name="T6">td</text:span><text:span text:style-name="T29">&gt;</text:span><text:span text:style-name="T15"> </text:span><text:span text:style-name="T29">&lt;</text:span><text:span text:style-name="T6">INPUT</text:span><text:span text:style-name="T4"> </text:span><text:span text:style-name="T10">TYPE</text:span><text:span text:style-name="T15">=</text:span><text:span text:style-name="T22">"TEXT"</text:span><text:span text:style-name="T4"> </text:span><text:span text:style-name="T10">NAME</text:span><text:span text:style-name="T15">=</text:span><text:span text:style-name="T22">"username"</text:span><text:span text:style-name="T29">&gt;&lt;</text:span><text:span text:style-name="T6">br</text:span><text:span text:style-name="T29">&gt;</text:span></text:p>
      <text:p text:style-name="P5"><text:span text:style-name="T15"><text:s text:c="10"/></text:span><text:span text:style-name="T31">&lt;</text:span><text:span text:style-name="T8">tr</text:span><text:span text:style-name="T31">&gt;</text:span><text:span text:style-name="T15"> </text:span><text:span text:style-name="T29">&lt;</text:span><text:span text:style-name="T6">td</text:span><text:span text:style-name="T29">&gt;</text:span><text:span text:style-name="T15"> <text:s/>Password: </text:span><text:span text:style-name="T29">&lt;/</text:span><text:span text:style-name="T6">td</text:span><text:span text:style-name="T29">&gt;</text:span><text:span text:style-name="T15"> </text:span><text:span text:style-name="T29">&lt;</text:span><text:span text:style-name="T6">td</text:span><text:span text:style-name="T29">&gt;</text:span><text:span text:style-name="T15"> </text:span><text:span text:style-name="T29">&lt;</text:span><text:span text:style-name="T6">input</text:span><text:span text:style-name="T4"> </text:span><text:span text:style-name="T10">type</text:span><text:span text:style-name="T15">=</text:span><text:span text:style-name="T22">"password"</text:span><text:span text:style-name="T4"> </text:span><text:span text:style-name="T10">name</text:span><text:span text:style-name="T15">=</text:span><text:span text:style-name="T22">"password"</text:span><text:span text:style-name="T29">&gt;</text:span></text:p>
      <text:p text:style-name="P20"><text:s text:c="12"/></text:p>
      <text:p text:style-name="P5"><text:span text:style-name="T15"><text:s text:c="9"/></text:span><text:span text:style-name="T31">&lt;</text:span><text:span text:style-name="T8">tr</text:span><text:span text:style-name="T31">&gt;</text:span><text:span text:style-name="T15"> </text:span><text:span text:style-name="T29">&lt;</text:span><text:span text:style-name="T6">td</text:span><text:span text:style-name="T29">&gt;</text:span><text:span text:style-name="T15"> </text:span><text:span text:style-name="T29">&lt;/</text:span><text:span text:style-name="T6">td</text:span><text:span text:style-name="T29">&gt;</text:span><text:span text:style-name="T15"> </text:span><text:span text:style-name="T29">&lt;</text:span><text:span text:style-name="T6">td</text:span><text:span text:style-name="T4"> </text:span><text:span text:style-name="T12">text</text:span><text:span text:style-name="T4"> </text:span><text:span text:style-name="T10">align</text:span><text:span text:style-name="T15">=</text:span><text:span text:style-name="T22">"right"</text:span><text:span text:style-name="T29">&gt;</text:span><text:span text:style-name="T15"> <text:s text:c="2"/></text:span><text:span text:style-name="T29">&lt;</text:span><text:span text:style-name="T6">INPUT</text:span><text:span text:style-name="T4"> </text:span><text:span text:style-name="T10">TYPE</text:span><text:span text:style-name="T15">=</text:span><text:span text:style-name="T22">"SUBMIT"</text:span><text:span text:style-name="T4"> </text:span><text:span text:style-name="T10">value</text:span><text:span text:style-name="T15">=</text:span><text:span text:style-name="T22">"Login"</text:span><text:span text:style-name="T4"> </text:span><text:span text:style-name="T29">&gt;</text:span></text:p>
      <text:p text:style-name="P5"><text:span text:style-name="T29">&lt;/</text:span><text:span text:style-name="T6">FORM</text:span><text:span text:style-name="T29">&gt;</text:span></text:p>
      <text:p text:style-name="P5"><text:span text:style-name="T29">&lt;/</text:span><text:span text:style-name="T6">table</text:span><text:span text:style-name="T29">&gt;</text:span></text:p>
      <text:p text:style-name="P19">&lt;%</text:p>
      <text:p text:style-name="P7"/>
      <text:p text:style-name="P5"><text:span text:style-name="T20"><text:tab/></text:span><text:span text:style-name="T39">if</text:span><text:span text:style-name="T20">(request.getParameter(</text:span><text:span text:style-name="T27">"username"</text:span><text:span text:style-name="T20">)!=</text:span><text:span text:style-name="T39">null</text:span><text:span text:style-name="T20"> &amp;&amp; request.getParameter(</text:span><text:span text:style-name="T27">"username"</text:span><text:span text:style-name="T20">).equals(</text:span><text:span text:style-name="T27">"sa"</text:span><text:span text:style-name="T20">) &amp;&amp; request.getParameter(</text:span><text:span text:style-name="T27">"password"</text:span><text:span text:style-name="T20">) != </text:span><text:span text:style-name="T39">null</text:span><text:span text:style-name="T20"> &amp;&amp;request.getParameter(</text:span><text:span text:style-name="T27">"password"</text:span><text:span text:style-name="T20">).equals(</text:span><text:span text:style-name="T27">"pass"</text:span><text:span text:style-name="T20">))</text:span></text:p>
      <text:p text:style-name="P5"><text:span text:style-name="T20"><text:tab/><text:tab/>out.println(</text:span><text:span text:style-name="T27">" valid User "</text:span><text:span text:style-name="T20">) ; </text:span></text:p>
      <text:p text:style-name="P5"><text:span text:style-name="T20"><text:tab/></text:span><text:span text:style-name="T39">else</text:span><text:span text:style-name="T20"> </text:span></text:p>
      <text:p text:style-name="P5"><text:span text:style-name="T20"><text:tab/><text:tab/>out.print(</text:span><text:span text:style-name="T27">"Invalid user"</text:span><text:span text:style-name="T20">);</text:span></text:p>
      <text:p text:style-name="P7"/>
      <text:p text:style-name="P19">%&gt;</text:p>
      <text:p text:style-name="P5"><text:span text:style-name="T29">&lt;/</text:span><text:span text:style-name="T6">body</text:span><text:span text:style-name="T29">&gt;</text:span></text:p>
      <text:p text:style-name="P15"><text:span text:style-name="T29">&lt;/</text:span><text:span text:style-name="T6">html</text:span><text:span text:style-name="T29">&gt;</text:span></text:p>
      <text:p text:style-name="P26">3.</text:p>
      <text:p text:style-name="P26"/>
      <text:p text:style-name="P2"><text:span text:style-name="T44">Create a web application to create a jsp page named login.jsp with the given screen design.</text:span><text:span text:style-name="T29"><text:line-break/></text:span><text:span text:style-name="T44">If the username and password is "sa" and "pass" display valid user ..else invalid user..</text:span><text:span text:style-name="T29"><text:line-break/></text:span><text:span text:style-name="T44">The valid user should be displayed in Green Color and bold text.</text:span><text:span text:style-name="T29"><text:line-break/></text:span><text:span text:style-name="T44">The invalid user should be displayed in Red Color and Itallic text.</text:span><text:span text:style-name="T29"><text:line-break/></text:span><text:span text:style-name="T44">Use control names as "username" and "password"</text:span><text:span text:style-name="T29"> </text:span></text:p>
      <text:p text:style-name="P4">Note : Refer Sample Screens</text:p>
      <text:p text:style-name="P4">Note : Use only JSP files for this application (Dont use Servlet or HTML). Because in JSP we can include HTML and Java Code together.<text:line-break/>JSP is used for dynamic web pages..</text:p>
      <text:p text:style-name="P26"/>
      <text:p text:style-name="P26"/>
      <text:p text:style-name="P11"><text:span text:style-name="T1">&lt;%@</text:span><text:span text:style-name="T4"> </text:span><text:span text:style-name="T6">page</text:span><text:span text:style-name="T4"> </text:span><text:span text:style-name="T10">language</text:span><text:span text:style-name="T15">=</text:span><text:span text:style-name="T22">"java"</text:span><text:span text:style-name="T4"> </text:span><text:span text:style-name="T10">contentType</text:span><text:span text:style-name="T15">=</text:span><text:span text:style-name="T22">"text/html; charset=ISO-8859-1"</text:span></text:p>
      <text:p text:style-name="P5"><text:span text:style-name="T4"><text:s text:c="4"/></text:span><text:span text:style-name="T10">pageEncoding</text:span><text:span text:style-name="T15">=</text:span><text:span text:style-name="T22">"ISO-8859-1"</text:span><text:span text:style-name="T1">%&gt;</text:span></text:p>
      <text:p text:style-name="P5"><text:span text:style-name="T29">&lt;!</text:span><text:span text:style-name="T6">DOCTYPE</text:span><text:span text:style-name="T4"> </text:span><text:span text:style-name="T29">html</text:span><text:span text:style-name="T4"> </text:span><text:span text:style-name="T33">PUBLIC</text:span><text:span text:style-name="T4"> </text:span><text:span text:style-name="T29">"-//W3C//DTD HTML 4.01 Transitional//EN"</text:span><text:span text:style-name="T4"> </text:span><text:span text:style-name="T35">"http://www.w3.org/TR/html4/loose.dtd"</text:span><text:span text:style-name="T29">&gt;</text:span></text:p>
      <text:p text:style-name="P5"><text:soft-page-break/><text:span text:style-name="T29">&lt;</text:span><text:span text:style-name="T6">html</text:span><text:span text:style-name="T29">&gt;</text:span></text:p>
      <text:p text:style-name="P5"><text:span text:style-name="T29">&lt;</text:span><text:span text:style-name="T6">head</text:span><text:span text:style-name="T29">&gt;</text:span></text:p>
      <text:p text:style-name="P5"><text:span text:style-name="T29">&lt;</text:span><text:span text:style-name="T6">meta</text:span><text:span text:style-name="T4"> </text:span><text:span text:style-name="T10">http-equiv</text:span><text:span text:style-name="T15">=</text:span><text:span text:style-name="T22">"Content-Type"</text:span><text:span text:style-name="T4"> </text:span><text:span text:style-name="T10">content</text:span><text:span text:style-name="T15">=</text:span><text:span text:style-name="T22">"text/html; charset=ISO-8859-1"</text:span><text:span text:style-name="T29">&gt;</text:span></text:p>
      <text:p text:style-name="P5"><text:span text:style-name="T29">&lt;</text:span><text:span text:style-name="T6">title</text:span><text:span text:style-name="T29">&gt;</text:span><text:span text:style-name="T15">Insert title here</text:span><text:span text:style-name="T29">&lt;/</text:span><text:span text:style-name="T6">title</text:span><text:span text:style-name="T29">&gt;</text:span></text:p>
      <text:p text:style-name="P5"><text:span text:style-name="T29">&lt;/</text:span><text:span text:style-name="T6">head</text:span><text:span text:style-name="T29">&gt;</text:span></text:p>
      <text:p text:style-name="P5"><text:span text:style-name="T29">&lt;</text:span><text:span text:style-name="T6">body</text:span><text:span text:style-name="T29">&gt;</text:span></text:p>
      <text:p text:style-name="P5"><text:span text:style-name="T29">&lt;</text:span><text:span text:style-name="T6">table</text:span><text:span text:style-name="T29">&gt;</text:span></text:p>
      <text:p text:style-name="P7"/>
      <text:p text:style-name="P5"><text:span text:style-name="T31">&lt;</text:span><text:span text:style-name="T8">FORM</text:span><text:span text:style-name="T20"> </text:span><text:span text:style-name="T12">action</text:span><text:span text:style-name="T20">=</text:span><text:span text:style-name="T24">"index.jsp"</text:span><text:span text:style-name="T20"> </text:span><text:span text:style-name="T12">METHOD</text:span><text:span text:style-name="T20">=</text:span><text:span text:style-name="T24">"POST"</text:span><text:span text:style-name="T31">&gt;</text:span></text:p>
      <text:p text:style-name="P5"><text:span text:style-name="T15"><text:s text:c="9"/></text:span><text:span text:style-name="T31">&lt;</text:span><text:span text:style-name="T8">tr</text:span><text:span text:style-name="T31">&gt;</text:span><text:span text:style-name="T15"> </text:span><text:span text:style-name="T29">&lt;</text:span><text:span text:style-name="T6">td</text:span><text:span text:style-name="T29">&gt;</text:span><text:span text:style-name="T15"> <text:s text:c="2"/>Login name: </text:span><text:span text:style-name="T29">&lt;/</text:span><text:span text:style-name="T6">td</text:span><text:span text:style-name="T29">&gt;</text:span><text:span text:style-name="T15"> </text:span><text:span text:style-name="T29">&lt;</text:span><text:span text:style-name="T6">td</text:span><text:span text:style-name="T29">&gt;</text:span><text:span text:style-name="T15"> </text:span><text:span text:style-name="T29">&lt;</text:span><text:span text:style-name="T6">INPUT</text:span><text:span text:style-name="T4"> </text:span><text:span text:style-name="T10">TYPE</text:span><text:span text:style-name="T15">=</text:span><text:span text:style-name="T22">"TEXT"</text:span><text:span text:style-name="T4"> </text:span><text:span text:style-name="T10">NAME</text:span><text:span text:style-name="T15">=</text:span><text:span text:style-name="T22">"username"</text:span><text:span text:style-name="T29">&gt;&lt;</text:span><text:span text:style-name="T6">br</text:span><text:span text:style-name="T29">&gt;</text:span></text:p>
      <text:p text:style-name="P5"><text:span text:style-name="T15"><text:s text:c="10"/></text:span><text:span text:style-name="T31">&lt;</text:span><text:span text:style-name="T8">tr</text:span><text:span text:style-name="T31">&gt;</text:span><text:span text:style-name="T15"> </text:span><text:span text:style-name="T29">&lt;</text:span><text:span text:style-name="T6">td</text:span><text:span text:style-name="T29">&gt;</text:span><text:span text:style-name="T15"> <text:s/>Password: </text:span><text:span text:style-name="T29">&lt;/</text:span><text:span text:style-name="T6">td</text:span><text:span text:style-name="T29">&gt;</text:span><text:span text:style-name="T15"> </text:span><text:span text:style-name="T29">&lt;</text:span><text:span text:style-name="T6">td</text:span><text:span text:style-name="T29">&gt;</text:span><text:span text:style-name="T15"> </text:span><text:span text:style-name="T29">&lt;</text:span><text:span text:style-name="T6">input</text:span><text:span text:style-name="T4"> </text:span><text:span text:style-name="T10">type</text:span><text:span text:style-name="T15">=</text:span><text:span text:style-name="T22">"password"</text:span><text:span text:style-name="T4"> </text:span><text:span text:style-name="T10">name</text:span><text:span text:style-name="T15">=</text:span><text:span text:style-name="T22">"password"</text:span><text:span text:style-name="T29">&gt;</text:span></text:p>
      <text:p text:style-name="P20"><text:s text:c="12"/></text:p>
      <text:p text:style-name="P5"><text:span text:style-name="T15"><text:s text:c="9"/></text:span><text:span text:style-name="T31">&lt;</text:span><text:span text:style-name="T8">tr</text:span><text:span text:style-name="T31">&gt;</text:span><text:span text:style-name="T15"> </text:span><text:span text:style-name="T29">&lt;</text:span><text:span text:style-name="T6">td</text:span><text:span text:style-name="T29">&gt;</text:span><text:span text:style-name="T15"> </text:span><text:span text:style-name="T29">&lt;/</text:span><text:span text:style-name="T6">td</text:span><text:span text:style-name="T29">&gt;</text:span><text:span text:style-name="T15"> </text:span><text:span text:style-name="T29">&lt;</text:span><text:span text:style-name="T6">td</text:span><text:span text:style-name="T4"> </text:span><text:span text:style-name="T12">text</text:span><text:span text:style-name="T4"> </text:span><text:span text:style-name="T10">align</text:span><text:span text:style-name="T15">=</text:span><text:span text:style-name="T22">"right"</text:span><text:span text:style-name="T29">&gt;</text:span><text:span text:style-name="T15"> <text:s text:c="2"/></text:span><text:span text:style-name="T29">&lt;</text:span><text:span text:style-name="T6">INPUT</text:span><text:span text:style-name="T4"> </text:span><text:span text:style-name="T10">TYPE</text:span><text:span text:style-name="T15">=</text:span><text:span text:style-name="T22">"SUBMIT"</text:span><text:span text:style-name="T4"> </text:span><text:span text:style-name="T10">value</text:span><text:span text:style-name="T15">=</text:span><text:span text:style-name="T22">"Login"</text:span><text:span text:style-name="T4"> </text:span><text:span text:style-name="T29">&gt;</text:span></text:p>
      <text:p text:style-name="P5"><text:span text:style-name="T29">&lt;/</text:span><text:span text:style-name="T6">FORM</text:span><text:span text:style-name="T29">&gt;</text:span></text:p>
      <text:p text:style-name="P5"><text:span text:style-name="T29">&lt;/</text:span><text:span text:style-name="T6">table</text:span><text:span text:style-name="T29">&gt;</text:span></text:p>
      <text:p text:style-name="P18">&lt;%!</text:p>
      <text:p text:style-name="P20"><text:tab/>String name;</text:p>
      <text:p text:style-name="P20"><text:tab/>String pass;</text:p>
      <text:p text:style-name="P18">%&gt;</text:p>
      <text:p text:style-name="P18">&lt;%</text:p>
      <text:p text:style-name="P5"><text:span text:style-name="T37">if</text:span><text:span text:style-name="T15">(request.getParameter(</text:span><text:span text:style-name="T25">"username"</text:span><text:span text:style-name="T15">)!=</text:span><text:span text:style-name="T37">null</text:span><text:span text:style-name="T15"> &amp;&amp; request.getParameter(</text:span><text:span text:style-name="T25">"username"</text:span><text:span text:style-name="T15">).equals(</text:span><text:span text:style-name="T25">"sa"</text:span><text:span text:style-name="T15">) &amp;&amp; request.getParameter(</text:span><text:span text:style-name="T25">"password"</text:span><text:span text:style-name="T15">) != </text:span><text:span text:style-name="T37">null</text:span><text:span text:style-name="T15"> &amp;&amp;request.getParameter(</text:span><text:span text:style-name="T25">"password"</text:span><text:span text:style-name="T15">).equals(</text:span><text:span text:style-name="T25">"pass"</text:span><text:span text:style-name="T15">))</text:span></text:p>
      <text:p text:style-name="P5"><text:span text:style-name="T15"><text:tab/><text:tab/><text:tab/>out.println(</text:span><text:span text:style-name="T25">"&lt;font color=green&gt; &lt;b&gt; valid user &lt;/b&gt; &lt;/font&gt;"</text:span><text:span text:style-name="T15">);</text:span></text:p>
      <text:p text:style-name="P20"><text:tab/><text:tab/></text:p>
      <text:p text:style-name="P5"><text:span text:style-name="T15"><text:tab/><text:tab/></text:span><text:span text:style-name="T37">else</text:span><text:span text:style-name="T15"> <text:s/></text:span></text:p>
      <text:p text:style-name="P5"><text:span text:style-name="T15"><text:tab/><text:tab/><text:tab/>out.println(</text:span><text:span text:style-name="T25">"&lt;font color=red&gt; &lt;i&gt;invalid user &lt;/i&gt;&lt;/font&gt;"</text:span><text:span text:style-name="T15">);</text:span></text:p>
      <text:p text:style-name="P20"><text:tab/><text:tab/></text:p>
      <text:p text:style-name="P20"><text:tab/></text:p>
      <text:p text:style-name="P18">%&gt;</text:p>
      <text:p text:style-name="P5"><text:span text:style-name="T29">&lt;/</text:span><text:span text:style-name="T6">body</text:span><text:span text:style-name="T29">&gt;</text:span></text:p>
      <text:p text:style-name="P11"><text:span text:style-name="T29">&lt;/</text:span><text:span text:style-name="T6">html</text:span><text:span text:style-name="T29">&gt;</text:span></text:p>
      <text:p text:style-name="P27"/>
      <text:p text:style-name="P40"/>
      <text:p text:style-name="P29"/>
      <text:p text:style-name="P13"><text:span text:style-name="T5">5</text:span><text:span text:style-name="T4">.</text:span></text:p>
      <text:p text:style-name="P37"><text:span text:style-name="T4">Create a web application :</text:span></text:p>
      <text:p text:style-name="P22">1.Create an index.jsp page.</text:p>
      <text:p text:style-name="P22">2.Add a country dropdown list with the following values in it . [NA , India , China , Pakistan , France]</text:p>
      <text:p text:style-name="P22">3.Add a submit button named "SHOW CAPITAL".</text:p>
      <text:p text:style-name="P22">4.Show the capital when u click the submit button as Follows </text:p>
      <text:p text:style-name="P22">Capital is + capital</text:p>
      <text:p text:style-name="P23"> </text:p>
      <text:p text:style-name="P22">For example if India is selected </text:p>
      <text:p text:style-name="P22">Capital is Delhi  </text:p>
      <text:p text:style-name="P23"> </text:p>
      <text:p text:style-name="P22">If NA is Selected then "Invalid Country".</text:p>
      <text:p text:style-name="P23"> </text:p>
      <text:p text:style-name="P22">Use control name as "country" </text:p>
      <text:p text:style-name="P23"> </text:p>
      <text:p text:style-name="P22">Note : Refer Sample Screens</text:p>
      <text:p text:style-name="P23"> </text:p>
      <text:p text:style-name="P22">Note : Use only JSP files for this application (Dont use Servlet or HTML). Because in JSP we can include HTML and Java Code together.</text:p>
      <text:p text:style-name="P22"><text:soft-page-break/>JSP is used for dynamic web pages..</text:p>
      <text:p text:style-name="P13"><text:span text:style-name="T4"/></text:p>
      <text:p text:style-name="P12"><text:span text:style-name="T1">&lt;%@</text:span><text:span text:style-name="T4"> </text:span><text:span text:style-name="T6">page</text:span><text:span text:style-name="T4"> </text:span><text:span text:style-name="T10">language</text:span><text:span text:style-name="T4">=</text:span><text:span text:style-name="T22">"java"</text:span><text:span text:style-name="T4"> </text:span><text:span text:style-name="T10">contentType</text:span><text:span text:style-name="T4">=</text:span><text:span text:style-name="T22">"text/html; charset=ISO-8859-1"</text:span></text:p>
      <text:p text:style-name="P5"><text:span text:style-name="T4"><text:s text:c="4"/></text:span><text:span text:style-name="T10">pageEncoding</text:span><text:span text:style-name="T15">=</text:span><text:span text:style-name="T22">"ISO-8859-1"</text:span><text:span text:style-name="T1">%&gt;</text:span></text:p>
      <text:p text:style-name="P5"><text:span text:style-name="T29">&lt;!</text:span><text:span text:style-name="T6">DOCTYPE</text:span><text:span text:style-name="T4"> </text:span><text:span text:style-name="T29">html</text:span><text:span text:style-name="T4"> </text:span><text:span text:style-name="T33">PUBLIC</text:span><text:span text:style-name="T4"> </text:span><text:span text:style-name="T29">"-//W3C//DTD HTML 4.01 Transitional//EN"</text:span><text:span text:style-name="T4"> </text:span><text:span text:style-name="T35">"http://www.w3.org/TR/html4/loose.dtd"</text:span><text:span text:style-name="T29">&gt;</text:span></text:p>
      <text:p text:style-name="P5"><text:span text:style-name="T29">&lt;</text:span><text:span text:style-name="T6">html</text:span><text:span text:style-name="T29">&gt;</text:span></text:p>
      <text:p text:style-name="P5"><text:span text:style-name="T29">&lt;</text:span><text:span text:style-name="T6">head</text:span><text:span text:style-name="T29">&gt;</text:span></text:p>
      <text:p text:style-name="P5"><text:span text:style-name="T29">&lt;</text:span><text:span text:style-name="T6">meta</text:span><text:span text:style-name="T4"> </text:span><text:span text:style-name="T10">http-equiv</text:span><text:span text:style-name="T15">=</text:span><text:span text:style-name="T22">"Content-Type"</text:span><text:span text:style-name="T4"> </text:span><text:span text:style-name="T10">content</text:span><text:span text:style-name="T15">=</text:span><text:span text:style-name="T22">"text/html; charset=ISO-8859-1"</text:span><text:span text:style-name="T29">&gt;</text:span></text:p>
      <text:p text:style-name="P5"><text:span text:style-name="T29">&lt;</text:span><text:span text:style-name="T6">title</text:span><text:span text:style-name="T29">&gt;</text:span><text:span text:style-name="T15">Insert title here</text:span><text:span text:style-name="T29">&lt;/</text:span><text:span text:style-name="T6">title</text:span><text:span text:style-name="T29">&gt;</text:span></text:p>
      <text:p text:style-name="P5"><text:span text:style-name="T29">&lt;/</text:span><text:span text:style-name="T6">head</text:span><text:span text:style-name="T29">&gt;</text:span></text:p>
      <text:p text:style-name="P5"><text:span text:style-name="T29">&lt;</text:span><text:span text:style-name="T6">body</text:span><text:span text:style-name="T29">&gt;</text:span></text:p>
      <text:p text:style-name="P5"><text:span text:style-name="T29">&lt;</text:span><text:span text:style-name="T6">form</text:span><text:span text:style-name="T29">&gt;</text:span></text:p>
      <text:p text:style-name="P5"><text:span text:style-name="T15">Select Country </text:span><text:span text:style-name="T29">&lt;</text:span><text:span text:style-name="T6">select</text:span><text:span text:style-name="T4"> </text:span><text:span text:style-name="T10">name</text:span><text:span text:style-name="T4"> </text:span><text:span text:style-name="T15">=</text:span><text:span text:style-name="T22">"s"</text:span><text:span text:style-name="T29">&gt;</text:span><text:span text:style-name="T15"> </text:span></text:p>
      <text:p text:style-name="P5"><text:span text:style-name="T29">&lt;</text:span><text:span text:style-name="T6">option</text:span><text:span text:style-name="T4"> </text:span><text:span text:style-name="T10">value</text:span><text:span text:style-name="T4"> </text:span><text:span text:style-name="T15">=</text:span><text:span text:style-name="T22">"1"</text:span><text:span text:style-name="T29">&gt;</text:span><text:span text:style-name="T15"> NA </text:span><text:span text:style-name="T29">&lt;/</text:span><text:span text:style-name="T6">option</text:span><text:span text:style-name="T29">&gt;</text:span></text:p>
      <text:p text:style-name="P5"><text:span text:style-name="T29">&lt;</text:span><text:span text:style-name="T6">option</text:span><text:span text:style-name="T4"> </text:span><text:span text:style-name="T10">value</text:span><text:span text:style-name="T4"> </text:span><text:span text:style-name="T15">=</text:span><text:span text:style-name="T22">"2"</text:span><text:span text:style-name="T29">&gt;</text:span><text:span text:style-name="T15"> India </text:span><text:span text:style-name="T29">&lt;/</text:span><text:span text:style-name="T6">option</text:span><text:span text:style-name="T29">&gt;</text:span></text:p>
      <text:p text:style-name="P5"><text:span text:style-name="T29">&lt;</text:span><text:span text:style-name="T6">option</text:span><text:span text:style-name="T4"> </text:span><text:span text:style-name="T10">value</text:span><text:span text:style-name="T4"> </text:span><text:span text:style-name="T15">=</text:span><text:span text:style-name="T22">"3"</text:span><text:span text:style-name="T29">&gt;</text:span><text:span text:style-name="T15"> </text:span><text:span text:style-name="T20">China</text:span><text:span text:style-name="T15"> </text:span><text:span text:style-name="T29">&lt;/</text:span><text:span text:style-name="T6">option</text:span><text:span text:style-name="T29">&gt;</text:span></text:p>
      <text:p text:style-name="P5"><text:span text:style-name="T29">&lt;</text:span><text:span text:style-name="T6">option</text:span><text:span text:style-name="T4"> </text:span><text:span text:style-name="T10">value</text:span><text:span text:style-name="T4"> </text:span><text:span text:style-name="T15">=</text:span><text:span text:style-name="T22">"4"</text:span><text:span text:style-name="T29">&gt;</text:span><text:span text:style-name="T15"> </text:span><text:span text:style-name="T20">Pakistan</text:span><text:span text:style-name="T15"> </text:span><text:span text:style-name="T29">&lt;/</text:span><text:span text:style-name="T6">option</text:span><text:span text:style-name="T29">&gt;</text:span></text:p>
      <text:p text:style-name="P5"><text:span text:style-name="T29">&lt;</text:span><text:span text:style-name="T6">option</text:span><text:span text:style-name="T4"> </text:span><text:span text:style-name="T10">value</text:span><text:span text:style-name="T4"> </text:span><text:span text:style-name="T15">=</text:span><text:span text:style-name="T22">"5"</text:span><text:span text:style-name="T29">&gt;</text:span><text:span text:style-name="T15"> France</text:span><text:span text:style-name="T29">&lt;/</text:span><text:span text:style-name="T6">option</text:span><text:span text:style-name="T29">&gt;</text:span></text:p>
      <text:p text:style-name="P7"/>
      <text:p text:style-name="P7"/>
      <text:p text:style-name="P5"><text:span text:style-name="T29">&lt;/</text:span><text:span text:style-name="T6">select</text:span><text:span text:style-name="T29">&gt;</text:span></text:p>
      <text:p text:style-name="P5"><text:span text:style-name="T29">&lt;</text:span><text:span text:style-name="T6">input</text:span><text:span text:style-name="T4"> </text:span><text:span text:style-name="T10">type</text:span><text:span text:style-name="T15">=</text:span><text:span text:style-name="T22">"submit"</text:span><text:span text:style-name="T4"> </text:span><text:span text:style-name="T10">value</text:span><text:span text:style-name="T15">=</text:span><text:span text:style-name="T22">"SHOW_CAPITAL"</text:span><text:span text:style-name="T29">&gt;</text:span></text:p>
      <text:p text:style-name="P5"><text:span text:style-name="T29">&lt;/</text:span><text:span text:style-name="T6">form</text:span><text:span text:style-name="T29">&gt;</text:span></text:p>
      <text:p text:style-name="P18">&lt;%</text:p>
      <text:p text:style-name="P5"><text:span text:style-name="T37">if</text:span><text:span text:style-name="T15">(request.getParameter(</text:span><text:span text:style-name="T25">"s"</text:span><text:span text:style-name="T15">)!=</text:span><text:span text:style-name="T37">null</text:span><text:span text:style-name="T15">){</text:span></text:p>
      <text:p text:style-name="P5"><text:span text:style-name="T15">String country=request.getParameter(</text:span><text:span text:style-name="T25">"s"</text:span><text:span text:style-name="T15">);</text:span></text:p>
      <text:p text:style-name="P5"><text:span text:style-name="T37">int</text:span><text:span text:style-name="T15"> t=Integer.parseInt(country);</text:span></text:p>
      <text:p text:style-name="P5"><text:span text:style-name="T15"><text:tab/></text:span><text:span text:style-name="T37">switch</text:span><text:span text:style-name="T15">(t)</text:span></text:p>
      <text:p text:style-name="P20"><text:tab/>{</text:p>
      <text:p text:style-name="P5"><text:span text:style-name="T15"><text:tab/></text:span><text:span text:style-name="T37">case</text:span><text:span text:style-name="T15"> 1:</text:span></text:p>
      <text:p text:style-name="P5"><text:span text:style-name="T15"><text:tab/><text:tab/>out.println(</text:span><text:span text:style-name="T25">"invalid country"</text:span><text:span text:style-name="T15">);</text:span></text:p>
      <text:p text:style-name="P5"><text:span text:style-name="T15"><text:tab/><text:tab/></text:span><text:span text:style-name="T37">break</text:span><text:span text:style-name="T15">;</text:span></text:p>
      <text:p text:style-name="P5"><text:span text:style-name="T15"><text:tab/></text:span><text:span text:style-name="T37">case</text:span><text:span text:style-name="T15"> 2:</text:span></text:p>
      <text:p text:style-name="P5"><text:span text:style-name="T15"><text:tab/><text:tab/>out.println(</text:span><text:span text:style-name="T25">"Capital is Delhi"</text:span><text:span text:style-name="T15">);</text:span></text:p>
      <text:p text:style-name="P5"><text:span text:style-name="T15"><text:tab/><text:tab/></text:span><text:span text:style-name="T37">break</text:span><text:span text:style-name="T15">;</text:span></text:p>
      <text:p text:style-name="P5"><text:span text:style-name="T15"><text:tab/></text:span><text:span text:style-name="T37">case</text:span><text:span text:style-name="T15"> 3:</text:span></text:p>
      <text:p text:style-name="P5"><text:span text:style-name="T15"><text:tab/><text:tab/>out.println(</text:span><text:span text:style-name="T25">"capital is beijing"</text:span><text:span text:style-name="T15">);</text:span></text:p>
      <text:p text:style-name="P5"><text:span text:style-name="T15"><text:tab/><text:tab/></text:span><text:span text:style-name="T37">break</text:span><text:span text:style-name="T15">;</text:span></text:p>
      <text:p text:style-name="P5"><text:span text:style-name="T15"><text:tab/></text:span><text:span text:style-name="T37">case</text:span><text:span text:style-name="T15"> 4:</text:span></text:p>
      <text:p text:style-name="P5"><text:span text:style-name="T15"><text:tab/><text:tab/>out.println(</text:span><text:span text:style-name="T25">"capital is islamabad"</text:span><text:span text:style-name="T15">);</text:span></text:p>
      <text:p text:style-name="P5"><text:span text:style-name="T15"><text:tab/><text:tab/></text:span><text:span text:style-name="T37">break</text:span><text:span text:style-name="T15">;</text:span></text:p>
      <text:p text:style-name="P5"><text:span text:style-name="T15"><text:tab/></text:span><text:span text:style-name="T37">case</text:span><text:span text:style-name="T15"> 5:</text:span></text:p>
      <text:p text:style-name="P5"><text:span text:style-name="T15"><text:tab/><text:tab/>out.println(</text:span><text:span text:style-name="T25">"capital is paris"</text:span><text:span text:style-name="T15">);</text:span></text:p>
      <text:p text:style-name="P5"><text:span text:style-name="T15"><text:tab/><text:tab/></text:span><text:span text:style-name="T37">break</text:span><text:span text:style-name="T15">;</text:span></text:p>
      <text:p text:style-name="P20"><text:tab/>}</text:p>
      <text:p text:style-name="P21">}</text:p>
      <text:p text:style-name="P6"><text:span text:style-name="T15"><text:s/></text:span><text:span text:style-name="T1">%&gt;</text:span></text:p>
      <text:p text:style-name="P5"><text:span text:style-name="T29">&lt;/</text:span><text:span text:style-name="T6">body</text:span><text:span text:style-name="T29">&gt;</text:span></text:p>
      <text:p text:style-name="P12"><text:span text:style-name="T29">&lt;/</text:span><text:span text:style-name="T6">html</text:span><text:span text:style-name="T29">&gt;</text:span></text:p>
      <text:p text:style-name="P28"/>
      <text:p text:style-name="P30"/>
      <text:p text:style-name="P41"/>
      <text:p text:style-name="P30"/>
      <text:p text:style-name="P30"/>
      <text:p text:style-name="P38"><text:span text:style-name="T17">6.</text:span></text:p>
      <text:p text:style-name="P38"><text:span text:style-name="T43">Create a web application :</text:span><text:span text:style-name="T17"><text:line-break/></text:span><text:soft-page-break/><text:span text:style-name="T43">1.Create an index.jsp page.</text:span><text:span text:style-name="T17"><text:line-break/></text:span><text:span text:style-name="T43">2.Add a country dropdown list with the following values in it . [NA , India , China , Pakistan , France]</text:span><text:span text:style-name="T17"><text:line-break/></text:span><text:span text:style-name="T43">3.Add a submit button named "SHOW CITIES".</text:span><text:span text:style-name="T17"><text:line-break/></text:span><text:span text:style-name="T43">4.When clicks SHOW CITIES show another drop down list with Cities corresponding to the Country Selected.</text:span><text:span text:style-name="T17"> </text:span></text:p>
      <text:p text:style-name="P38"><text:span text:style-name="T1">&lt;%@</text:span><text:span text:style-name="T4"> </text:span><text:span text:style-name="T6">page</text:span><text:span text:style-name="T4"> </text:span><text:span text:style-name="T10">language</text:span><text:span text:style-name="T15">=</text:span><text:span text:style-name="T22">"java"</text:span><text:span text:style-name="T4"> </text:span><text:span text:style-name="T10">contentType</text:span><text:span text:style-name="T15">=</text:span><text:span text:style-name="T22">"text/html; charset=ISO-8859-1"</text:span></text:p>
      <text:p text:style-name="P5"><text:span text:style-name="T4"><text:s text:c="4"/></text:span><text:span text:style-name="T10">pageEncoding</text:span><text:span text:style-name="T15">=</text:span><text:span text:style-name="T22">"ISO-8859-1"</text:span><text:span text:style-name="T1">%&gt;</text:span></text:p>
      <text:p text:style-name="P5"><text:span text:style-name="T29">&lt;!</text:span><text:span text:style-name="T6">DOCTYPE</text:span><text:span text:style-name="T4"> </text:span><text:span text:style-name="T29">html</text:span><text:span text:style-name="T4"> </text:span><text:span text:style-name="T33">PUBLIC</text:span><text:span text:style-name="T4"> </text:span><text:span text:style-name="T29">"-//W3C//DTD HTML 4.01 Transitional//EN"</text:span><text:span text:style-name="T4"> </text:span><text:span text:style-name="T35">"http://www.w3.org/TR/html4/loose.dtd"</text:span><text:span text:style-name="T29">&gt;</text:span></text:p>
      <text:p text:style-name="P5"><text:span text:style-name="T29">&lt;</text:span><text:span text:style-name="T6">html</text:span><text:span text:style-name="T29">&gt;</text:span></text:p>
      <text:p text:style-name="P5"><text:span text:style-name="T29">&lt;</text:span><text:span text:style-name="T6">head</text:span><text:span text:style-name="T29">&gt;</text:span></text:p>
      <text:p text:style-name="P5"><text:span text:style-name="T29">&lt;</text:span><text:span text:style-name="T6">meta</text:span><text:span text:style-name="T4"> </text:span><text:span text:style-name="T10">http-equiv</text:span><text:span text:style-name="T15">=</text:span><text:span text:style-name="T22">"Content-Type"</text:span><text:span text:style-name="T4"> </text:span><text:span text:style-name="T10">content</text:span><text:span text:style-name="T15">=</text:span><text:span text:style-name="T22">"text/html; charset=ISO-8859-1"</text:span><text:span text:style-name="T29">&gt;</text:span></text:p>
      <text:p text:style-name="P5"><text:span text:style-name="T29">&lt;</text:span><text:span text:style-name="T6">title</text:span><text:span text:style-name="T29">&gt;</text:span><text:span text:style-name="T15">Insert title here</text:span><text:span text:style-name="T29">&lt;/</text:span><text:span text:style-name="T6">title</text:span><text:span text:style-name="T29">&gt;</text:span></text:p>
      <text:p text:style-name="P5"><text:span text:style-name="T29">&lt;/</text:span><text:span text:style-name="T6">head</text:span><text:span text:style-name="T29">&gt;</text:span></text:p>
      <text:p text:style-name="P5"><text:span text:style-name="T29">&lt;</text:span><text:span text:style-name="T6">body</text:span><text:span text:style-name="T29">&gt;</text:span></text:p>
      <text:p text:style-name="P5"><text:span text:style-name="T29">&lt;</text:span><text:span text:style-name="T6">form</text:span><text:span text:style-name="T29">&gt;</text:span></text:p>
      <text:p text:style-name="P5"><text:span text:style-name="T15">Select Country </text:span><text:span text:style-name="T29">&lt;</text:span><text:span text:style-name="T6">select</text:span><text:span text:style-name="T4"> </text:span><text:span text:style-name="T10">name</text:span><text:span text:style-name="T4"> </text:span><text:span text:style-name="T15">=</text:span><text:span text:style-name="T22">"s"</text:span><text:span text:style-name="T29">&gt;</text:span><text:span text:style-name="T15"> </text:span></text:p>
      <text:p text:style-name="P5"><text:span text:style-name="T29">&lt;</text:span><text:span text:style-name="T6">option</text:span><text:span text:style-name="T4"> </text:span><text:span text:style-name="T10">value</text:span><text:span text:style-name="T4"> </text:span><text:span text:style-name="T15">=</text:span><text:span text:style-name="T22">"1"</text:span><text:span text:style-name="T29">&gt;</text:span><text:span text:style-name="T15"> NA </text:span><text:span text:style-name="T29">&lt;/</text:span><text:span text:style-name="T6">option</text:span><text:span text:style-name="T29">&gt;</text:span></text:p>
      <text:p text:style-name="P5"><text:span text:style-name="T29">&lt;</text:span><text:span text:style-name="T6">option</text:span><text:span text:style-name="T4"> </text:span><text:span text:style-name="T10">value</text:span><text:span text:style-name="T4"> </text:span><text:span text:style-name="T15">=</text:span><text:span text:style-name="T22">"2"</text:span><text:span text:style-name="T29">&gt;</text:span><text:span text:style-name="T15"> India </text:span><text:span text:style-name="T29">&lt;/</text:span><text:span text:style-name="T6">option</text:span><text:span text:style-name="T29">&gt;</text:span></text:p>
      <text:p text:style-name="P5"><text:span text:style-name="T29">&lt;</text:span><text:span text:style-name="T6">option</text:span><text:span text:style-name="T4"> </text:span><text:span text:style-name="T10">value</text:span><text:span text:style-name="T4"> </text:span><text:span text:style-name="T15">=</text:span><text:span text:style-name="T22">"3"</text:span><text:span text:style-name="T29">&gt;</text:span><text:span text:style-name="T15"> </text:span><text:span text:style-name="T20">China</text:span><text:span text:style-name="T15"> </text:span><text:span text:style-name="T29">&lt;/</text:span><text:span text:style-name="T6">option</text:span><text:span text:style-name="T29">&gt;</text:span></text:p>
      <text:p text:style-name="P5"><text:span text:style-name="T29">&lt;</text:span><text:span text:style-name="T6">option</text:span><text:span text:style-name="T4"> </text:span><text:span text:style-name="T10">value</text:span><text:span text:style-name="T4"> </text:span><text:span text:style-name="T15">=</text:span><text:span text:style-name="T22">"4"</text:span><text:span text:style-name="T29">&gt;</text:span><text:span text:style-name="T15"> </text:span><text:span text:style-name="T20">Pakistan</text:span><text:span text:style-name="T15"> </text:span><text:span text:style-name="T29">&lt;/</text:span><text:span text:style-name="T6">option</text:span><text:span text:style-name="T29">&gt;</text:span></text:p>
      <text:p text:style-name="P5"><text:span text:style-name="T29">&lt;</text:span><text:span text:style-name="T6">option</text:span><text:span text:style-name="T4"> </text:span><text:span text:style-name="T10">value</text:span><text:span text:style-name="T4"> </text:span><text:span text:style-name="T15">=</text:span><text:span text:style-name="T22">"5"</text:span><text:span text:style-name="T29">&gt;</text:span><text:span text:style-name="T15"> France</text:span><text:span text:style-name="T29">&lt;/</text:span><text:span text:style-name="T6">option</text:span><text:span text:style-name="T29">&gt;</text:span></text:p>
      <text:p text:style-name="P5"><text:span text:style-name="T29">&lt;/</text:span><text:span text:style-name="T6">select</text:span><text:span text:style-name="T29">&gt;</text:span></text:p>
      <text:p text:style-name="P5"><text:span text:style-name="T29">&lt;</text:span><text:span text:style-name="T6">input</text:span><text:span text:style-name="T4"> </text:span><text:span text:style-name="T10">type</text:span><text:span text:style-name="T15">=</text:span><text:span text:style-name="T22">"submit"</text:span><text:span text:style-name="T4"> </text:span><text:span text:style-name="T10">value</text:span><text:span text:style-name="T15">=</text:span><text:span text:style-name="T22">"SHOW_CAPITAL"</text:span><text:span text:style-name="T29">&gt;</text:span></text:p>
      <text:p text:style-name="P5"><text:span text:style-name="T29">&lt;/</text:span><text:span text:style-name="T6">form</text:span><text:span text:style-name="T29">&gt;</text:span></text:p>
      <text:p text:style-name="P5"><text:span text:style-name="T1">&lt;%</text:span></text:p>
      <text:p text:style-name="P5"><text:span text:style-name="T37">if</text:span><text:span text:style-name="T15">(request.getParameter(</text:span><text:span text:style-name="T25">"s"</text:span><text:span text:style-name="T15">)!=</text:span><text:span text:style-name="T37">null</text:span><text:span text:style-name="T15">){</text:span></text:p>
      <text:p text:style-name="P5"><text:span text:style-name="T15">String country=request.getParameter(</text:span><text:span text:style-name="T25">"s"</text:span><text:span text:style-name="T15">);</text:span></text:p>
      <text:p text:style-name="P5"><text:span text:style-name="T37">int</text:span><text:span text:style-name="T15"> t=Integer.parseInt(country);</text:span></text:p>
      <text:p text:style-name="P5"><text:span text:style-name="T15"><text:tab/></text:span><text:span text:style-name="T37">switch</text:span><text:span text:style-name="T15">(t)</text:span></text:p>
      <text:p text:style-name="P5"><text:span text:style-name="T15"><text:tab/>{</text:span></text:p>
      <text:p text:style-name="P5"><text:span text:style-name="T15"><text:tab/></text:span><text:span text:style-name="T37">case</text:span><text:span text:style-name="T15"> 1:</text:span></text:p>
      <text:p text:style-name="P5"><text:span text:style-name="T15"><text:tab/><text:tab/>out.println(</text:span><text:span text:style-name="T25">"invalid country"</text:span><text:span text:style-name="T15">);</text:span></text:p>
      <text:p text:style-name="P5"><text:span text:style-name="T15"><text:tab/><text:tab/></text:span><text:span text:style-name="T37">break</text:span><text:span text:style-name="T15">;</text:span></text:p>
      <text:p text:style-name="P5"><text:span text:style-name="T15"><text:tab/></text:span><text:span text:style-name="T37">case</text:span><text:span text:style-name="T15"> 2:</text:span></text:p>
      <text:p text:style-name="P5"><text:span text:style-name="T15"><text:tab/><text:tab/>out.println(</text:span><text:span text:style-name="T25">"Select city &lt;select&gt; &lt;option&gt; Chennai &lt;/option&gt; &lt;option&gt; Bengaluru &lt;/option&gt; &lt;option&gt; Cochin &lt;/option&gt; &lt;/select&gt;"</text:span><text:span text:style-name="T15">);</text:span></text:p>
      <text:p text:style-name="P5"><text:span text:style-name="T15"><text:tab/><text:tab/></text:span><text:span text:style-name="T37">break</text:span><text:span text:style-name="T15">;</text:span></text:p>
      <text:p text:style-name="P5"><text:span text:style-name="T15"><text:tab/></text:span><text:span text:style-name="T37">case</text:span><text:span text:style-name="T15"> 3:</text:span></text:p>
      <text:p text:style-name="P5"><text:span text:style-name="T15"><text:tab/><text:tab/>out.println(</text:span><text:span text:style-name="T25">"Select city &lt;select&gt; &lt;option&gt; beijing &lt;/option&gt; &lt;option&gt; Shanghai &lt;/option&gt; &lt;option&gt; Tianjin &lt;/option&gt; &lt;option&gt; Hangzhou&lt;/option&gt; &lt;/select&gt;"</text:span><text:span text:style-name="T15">);</text:span></text:p>
      <text:p text:style-name="P5"><text:span text:style-name="T15"><text:tab/><text:tab/></text:span><text:span text:style-name="T37">break</text:span><text:span text:style-name="T15">;</text:span></text:p>
      <text:p text:style-name="P5"><text:span text:style-name="T15"><text:tab/></text:span><text:span text:style-name="T37">case</text:span><text:span text:style-name="T15"> 4:</text:span></text:p>
      <text:p text:style-name="P5"><text:span text:style-name="T15"><text:tab/><text:tab/>out.println(</text:span><text:span text:style-name="T25">" Select city&lt;select&gt; &lt;option&gt; karachi &lt;/option&gt; &lt;option&gt; lahore &lt;/option&gt; &lt;option&gt; peshawar &lt;/option&gt; &lt;option&gt; multan&lt;/option&gt; &lt;/select&gt;"</text:span><text:span text:style-name="T15">);</text:span></text:p>
      <text:p text:style-name="P5"><text:span text:style-name="T15"><text:tab/><text:tab/></text:span><text:span text:style-name="T37">break</text:span><text:span text:style-name="T15">;</text:span></text:p>
      <text:p text:style-name="P5"><text:span text:style-name="T15"><text:tab/></text:span><text:span text:style-name="T37">case</text:span><text:span text:style-name="T15"> 5:</text:span></text:p>
      <text:p text:style-name="P5"><text:span text:style-name="T15"><text:tab/><text:tab/>out.println(</text:span><text:span text:style-name="T25">"Select city &lt;select&gt; &lt;option&gt; paris &lt;/option&gt; &lt;option&gt; lyon &lt;/option&gt; &lt;option&gt; toulouse &lt;/option&gt; &lt;/select&gt;"</text:span><text:span text:style-name="T15">);</text:span></text:p>
      <text:p text:style-name="P5"><text:span text:style-name="T15"><text:tab/><text:tab/></text:span><text:span text:style-name="T37">break</text:span><text:span text:style-name="T15">;</text:span></text:p>
      <text:p text:style-name="P5"><text:span text:style-name="T15"><text:tab/>}</text:span></text:p>
      <text:p text:style-name="P5"><text:span text:style-name="T15">}</text:span></text:p>
      <text:p text:style-name="P5"><text:span text:style-name="T15"><text:s/></text:span><text:span text:style-name="T1">%&gt;</text:span></text:p>
      <text:p text:style-name="P5"><text:span text:style-name="T29">&lt;/</text:span><text:span text:style-name="T6">body</text:span><text:span text:style-name="T29">&gt;</text:span></text:p>
      <text:p text:style-name="P31"><text:span text:style-name="T32">&lt;/</text:span><text:span text:style-name="T9">html</text:span><text:span text:style-name="T32">&gt;</text:span></text:p>
      <text:p text:style-name="P42"/>
      <text:p text:style-name="P30"/>
      <text:p text:style-name="P34"><text:span text:style-name="T45">7.C</text:span><text:span text:style-name="T41">reate a web application :<text:line-break/></text:span><text:soft-page-break/><text:span text:style-name="T41">1.Create an index.jsp page.<text:line-break/>2.Add 2 buttons labeled CAR and BIKE and add an image control.<text:line-break/>3. When u click car button show the Car image inside the IMG control<text:line-break/>4. When u click bike button show the Bike image inside the IMG control</text:span></text:p>
      <text:p text:style-name="P4">Both images are there in WebContent Folder. </text:p>
      <text:list xml:id="list6301453464008382183" text:style-name="L1">
        <text:list-header>
          <text:p text:style-name="P39"/>
        </text:list-header>
      </text:list>
      <text:p text:style-name="P32"/>
      <text:p text:style-name="P32"><text:span text:style-name="T3">&lt;%@</text:span> <text:span text:style-name="T9">page</text:span> <text:span text:style-name="T14">language</text:span>=<text:span text:style-name="T28">"java"</text:span> <text:span text:style-name="T14">contentType</text:span>=<text:span text:style-name="T28">"text/html; charset=ISO-8859-1"</text:span></text:p>
      <text:p text:style-name="P5"><text:span text:style-name="T4"><text:s text:c="4"/></text:span><text:span text:style-name="T10">pageEncoding</text:span><text:span text:style-name="T15">=</text:span><text:span text:style-name="T22">"ISO-8859-1"</text:span><text:span text:style-name="T1">%&gt;</text:span></text:p>
      <text:p text:style-name="P5"><text:span text:style-name="T29">&lt;!</text:span><text:span text:style-name="T6">DOCTYPE</text:span><text:span text:style-name="T4"> </text:span><text:span text:style-name="T29">html</text:span><text:span text:style-name="T4"> </text:span><text:span text:style-name="T33">PUBLIC</text:span><text:span text:style-name="T4"> </text:span><text:span text:style-name="T29">"-//W3C//DTD HTML 4.01 Transitional//EN"</text:span><text:span text:style-name="T4"> </text:span><text:span text:style-name="T35">"http://www.w3.org/TR/html4/loose.dtd"</text:span><text:span text:style-name="T29">&gt;</text:span></text:p>
      <text:p text:style-name="P5"><text:span text:style-name="T29">&lt;</text:span><text:span text:style-name="T6">html</text:span><text:span text:style-name="T29">&gt;</text:span></text:p>
      <text:p text:style-name="P5"><text:span text:style-name="T29">&lt;</text:span><text:span text:style-name="T6">head</text:span><text:span text:style-name="T29">&gt;</text:span></text:p>
      <text:p text:style-name="P5"><text:span text:style-name="T29">&lt;</text:span><text:span text:style-name="T6">meta</text:span><text:span text:style-name="T4"> </text:span><text:span text:style-name="T10">http-equiv</text:span><text:span text:style-name="T15">=</text:span><text:span text:style-name="T22">"Content-Type"</text:span><text:span text:style-name="T4"> </text:span><text:span text:style-name="T10">content</text:span><text:span text:style-name="T15">=</text:span><text:span text:style-name="T22">"text/html; charset=ISO-8859-1"</text:span><text:span text:style-name="T29">&gt;</text:span></text:p>
      <text:p text:style-name="P5"><text:span text:style-name="T29">&lt;</text:span><text:span text:style-name="T6">title</text:span><text:span text:style-name="T29">&gt;</text:span><text:span text:style-name="T15">Insert title here</text:span><text:span text:style-name="T29">&lt;/</text:span><text:span text:style-name="T6">title</text:span><text:span text:style-name="T29">&gt;</text:span></text:p>
      <text:p text:style-name="P5"><text:span text:style-name="T29">&lt;/</text:span><text:span text:style-name="T6">head</text:span><text:span text:style-name="T29">&gt;</text:span></text:p>
      <text:p text:style-name="P5"><text:span text:style-name="T29">&lt;</text:span><text:span text:style-name="T6">body</text:span><text:span text:style-name="T29">&gt;</text:span></text:p>
      <text:p text:style-name="P5"><text:span text:style-name="T29">&lt;</text:span><text:span text:style-name="T6">form</text:span><text:span text:style-name="T29">&gt;</text:span></text:p>
      <text:p text:style-name="P5"><text:span text:style-name="T29">&lt;</text:span><text:span text:style-name="T6">input</text:span><text:span text:style-name="T4"> </text:span><text:span text:style-name="T10">type</text:span><text:span text:style-name="T15">=</text:span><text:span text:style-name="T22">"submit"</text:span><text:span text:style-name="T4"> </text:span><text:span text:style-name="T10">value</text:span><text:span text:style-name="T15">=</text:span><text:span text:style-name="T22">"car"</text:span><text:span text:style-name="T4"> </text:span><text:span text:style-name="T10">name</text:span><text:span text:style-name="T15">=</text:span><text:span text:style-name="T22">"c"</text:span><text:span text:style-name="T29">&gt;</text:span><text:span text:style-name="T15"> </text:span></text:p>
      <text:p text:style-name="P5"><text:span text:style-name="T29">&lt;</text:span><text:span text:style-name="T6">input</text:span><text:span text:style-name="T4"> </text:span><text:span text:style-name="T10">type</text:span><text:span text:style-name="T15">=</text:span><text:span text:style-name="T22">"submit"</text:span><text:span text:style-name="T4"> </text:span><text:span text:style-name="T10">value</text:span><text:span text:style-name="T4"> </text:span><text:span text:style-name="T15">=</text:span><text:span text:style-name="T22">"bike"</text:span><text:span text:style-name="T4"> </text:span><text:span text:style-name="T10">name</text:span><text:span text:style-name="T15">=</text:span><text:span text:style-name="T22">"b"</text:span><text:span text:style-name="T29">&gt;</text:span></text:p>
      <text:p text:style-name="P5"><text:span text:style-name="T29">&lt;/</text:span><text:span text:style-name="T6">form</text:span><text:span text:style-name="T29">&gt;</text:span></text:p>
      <text:p text:style-name="P7"/>
      <text:p text:style-name="P5"><text:span text:style-name="T1">&lt;%</text:span></text:p>
      <text:p text:style-name="P5"><text:span text:style-name="T37">if</text:span><text:span text:style-name="T15">(request.getParameter(</text:span><text:span text:style-name="T25">"c"</text:span><text:span text:style-name="T15">)!=</text:span><text:span text:style-name="T37">null</text:span><text:span text:style-name="T15">)</text:span></text:p>
      <text:p text:style-name="P5"><text:span text:style-name="T15">{</text:span></text:p>
      <text:p text:style-name="P5"><text:span text:style-name="T15"><text:tab/></text:span><text:span text:style-name="T1">%&gt;</text:span></text:p>
      <text:p text:style-name="P5"><text:span text:style-name="T15"><text:tab/></text:span><text:span text:style-name="T29">&lt;</text:span><text:span text:style-name="T6">img</text:span><text:span text:style-name="T4"> </text:span><text:span text:style-name="T10">src</text:span><text:span text:style-name="T15">=</text:span><text:span text:style-name="T22">"car.jpg"</text:span><text:span text:style-name="T29">&gt;</text:span></text:p>
      <text:p text:style-name="P5"><text:span text:style-name="T15"><text:tab/></text:span><text:span text:style-name="T1">&lt;%</text:span></text:p>
      <text:p text:style-name="P5"><text:span text:style-name="T15"><text:tab/>}</text:span></text:p>
      <text:p text:style-name="P5"><text:span text:style-name="T15"><text:tab/></text:span><text:span text:style-name="T37">if</text:span><text:span text:style-name="T15">(request.getParameter(</text:span><text:span text:style-name="T25">"b"</text:span><text:span text:style-name="T15">)!=</text:span><text:span text:style-name="T37">null</text:span><text:span text:style-name="T15">)</text:span></text:p>
      <text:p text:style-name="P5"><text:span text:style-name="T15"><text:tab/>{</text:span></text:p>
      <text:p text:style-name="P5"><text:span text:style-name="T15"><text:tab/></text:span><text:span text:style-name="T1">%&gt;</text:span></text:p>
      <text:p text:style-name="P5"><text:span text:style-name="T15"><text:tab/></text:span><text:span text:style-name="T29">&lt;</text:span><text:span text:style-name="T6">img</text:span><text:span text:style-name="T4"> </text:span><text:span text:style-name="T10">src</text:span><text:span text:style-name="T15">=</text:span><text:span text:style-name="T22">"bike.jpg"</text:span><text:span text:style-name="T29">&gt;</text:span></text:p>
      <text:p text:style-name="P5"><text:span text:style-name="T15"><text:tab/></text:span><text:span text:style-name="T1">&lt;%</text:span><text:span text:style-name="T15"> } </text:span><text:span text:style-name="T1">%&gt;</text:span></text:p>
      <text:p text:style-name="P7"/>
      <text:p text:style-name="P47">&lt;/body&gt;</text:p>
      <text:p text:style-name="P32"><text:span text:style-name="T32">&lt;/</text:span><text:span text:style-name="T9">html</text:span><text:span text:style-name="T32">&gt;</text:span></text:p>
      <text:p text:style-name="P43"/>
      <text:p text:style-name="P33">8.</text:p>
      <text:p text:style-name="P16">Create a web application to create a jsp page named login.jsp with the given screen design.<text:line-break/>If the username and password is "sa" and "pass" <text:line-break/>If the use is valid go to Home.jsp page and display the Message <text:line-break/>Welcome User + username<text:line-break/>else<text:line-break/> Go to Error.jsp and Display <text:line-break/> " Invalid Credentials "<text:line-break/>Use control names as "username" and "password"</text:p>
      <text:p text:style-name="P4"><text:line-break/>Note : Refer Sample Screens</text:p>
      <text:p text:style-name="P4"><text:soft-page-break/>Note : Use only JSP files for this application (Dont use Servlet or HTML). Because in JSP we can include HTML and Java Code together.<text:line-break/>JSP is used for dynamic web pages..</text:p>
      <text:p text:style-name="P33"/>
      <text:p text:style-name="P33"/>
      <text:p text:style-name="P32"/>
      <text:p text:style-name="P32"><text:span text:style-name="T3">&lt;%@</text:span> <text:span text:style-name="T9">page</text:span> <text:span text:style-name="T14">language</text:span>=<text:span text:style-name="T28">"java"</text:span> <text:span text:style-name="T14">contentType</text:span>=<text:span text:style-name="T28">"text/html; charset=ISO-8859-1"</text:span></text:p>
      <text:p text:style-name="P5"><text:span text:style-name="T4"><text:s text:c="4"/></text:span><text:span text:style-name="T10">pageEncoding</text:span><text:span text:style-name="T15">=</text:span><text:span text:style-name="T22">"ISO-8859-1"</text:span><text:span text:style-name="T1">%&gt;</text:span></text:p>
      <text:p text:style-name="P5"><text:span text:style-name="T29">&lt;!</text:span><text:span text:style-name="T6">DOCTYPE</text:span><text:span text:style-name="T4"> </text:span><text:span text:style-name="T29">html</text:span><text:span text:style-name="T4"> </text:span><text:span text:style-name="T33">PUBLIC</text:span><text:span text:style-name="T4"> </text:span><text:span text:style-name="T29">"-//W3C//DTD HTML 4.01 Transitional//EN"</text:span><text:span text:style-name="T4"> </text:span><text:span text:style-name="T35">"http://www.w3.org/TR/html4/loose.dtd"</text:span><text:span text:style-name="T29">&gt;</text:span></text:p>
      <text:p text:style-name="P5"><text:span text:style-name="T29">&lt;</text:span><text:span text:style-name="T6">html</text:span><text:span text:style-name="T29">&gt;</text:span></text:p>
      <text:p text:style-name="P5"><text:span text:style-name="T29">&lt;</text:span><text:span text:style-name="T6">head</text:span><text:span text:style-name="T29">&gt;</text:span></text:p>
      <text:p text:style-name="P5"><text:span text:style-name="T29">&lt;</text:span><text:span text:style-name="T6">meta</text:span><text:span text:style-name="T4"> </text:span><text:span text:style-name="T10">http-equiv</text:span><text:span text:style-name="T15">=</text:span><text:span text:style-name="T22">"Content-Type"</text:span><text:span text:style-name="T4"> </text:span><text:span text:style-name="T10">content</text:span><text:span text:style-name="T15">=</text:span><text:span text:style-name="T22">"text/html; charset=ISO-8859-1"</text:span><text:span text:style-name="T29">&gt;</text:span></text:p>
      <text:p text:style-name="P5"><text:span text:style-name="T29">&lt;</text:span><text:span text:style-name="T6">title</text:span><text:span text:style-name="T29">&gt;</text:span><text:span text:style-name="T15">Insert title here</text:span><text:span text:style-name="T29">&lt;/</text:span><text:span text:style-name="T6">title</text:span><text:span text:style-name="T29">&gt;</text:span></text:p>
      <text:p text:style-name="P5"><text:span text:style-name="T29">&lt;/</text:span><text:span text:style-name="T6">head</text:span><text:span text:style-name="T29">&gt;</text:span></text:p>
      <text:p text:style-name="P5"><text:span text:style-name="T29">&lt;</text:span><text:span text:style-name="T6">body</text:span><text:span text:style-name="T29">&gt;</text:span></text:p>
      <text:p text:style-name="P5"><text:span text:style-name="T29">&lt;</text:span><text:span text:style-name="T6">form</text:span><text:span text:style-name="T29">&gt;</text:span></text:p>
      <text:p text:style-name="P5"><text:span text:style-name="T29">&lt;</text:span><text:span text:style-name="T6">table</text:span><text:span text:style-name="T29">&gt;</text:span></text:p>
      <text:p text:style-name="P5"><text:span text:style-name="T29">&lt;</text:span><text:span text:style-name="T6">tr</text:span><text:span text:style-name="T29">&gt;</text:span><text:span text:style-name="T15"> </text:span><text:span text:style-name="T29">&lt;</text:span><text:span text:style-name="T6">td</text:span><text:span text:style-name="T29">&gt;</text:span><text:span text:style-name="T15"> Login Name </text:span><text:span text:style-name="T29">&lt;/</text:span><text:span text:style-name="T6">td</text:span><text:span text:style-name="T29">&gt;</text:span><text:span text:style-name="T15"> </text:span><text:span text:style-name="T29">&lt;</text:span><text:span text:style-name="T6">td</text:span><text:span text:style-name="T29">&gt;</text:span><text:span text:style-name="T15"> </text:span><text:span text:style-name="T29">&lt;</text:span><text:span text:style-name="T6">input</text:span><text:span text:style-name="T4"> </text:span><text:span text:style-name="T10">type</text:span><text:span text:style-name="T4"> </text:span><text:span text:style-name="T15">=</text:span><text:span text:style-name="T22">"text"</text:span><text:span text:style-name="T4"> </text:span><text:span text:style-name="T10">name</text:span><text:span text:style-name="T4"> </text:span><text:span text:style-name="T15">=</text:span><text:span text:style-name="T22">"username"</text:span><text:span text:style-name="T29">&gt;</text:span><text:span text:style-name="T15"> </text:span><text:span text:style-name="T29">&lt;/</text:span><text:span text:style-name="T6">td</text:span><text:span text:style-name="T29">&gt;</text:span></text:p>
      <text:p text:style-name="P5"><text:span text:style-name="T29">&lt;</text:span><text:span text:style-name="T6">tr</text:span><text:span text:style-name="T29">&gt;</text:span><text:span text:style-name="T15"> </text:span><text:span text:style-name="T29">&lt;</text:span><text:span text:style-name="T6">td</text:span><text:span text:style-name="T29">&gt;</text:span><text:span text:style-name="T15"> Password </text:span><text:span text:style-name="T29">&lt;/</text:span><text:span text:style-name="T6">td</text:span><text:span text:style-name="T29">&gt;</text:span><text:span text:style-name="T15"> </text:span><text:span text:style-name="T29">&lt;</text:span><text:span text:style-name="T6">td</text:span><text:span text:style-name="T29">&gt;</text:span><text:span text:style-name="T15"> </text:span><text:span text:style-name="T29">&lt;</text:span><text:span text:style-name="T6">input</text:span><text:span text:style-name="T4"> </text:span><text:span text:style-name="T10">type</text:span><text:span text:style-name="T15">=</text:span><text:span text:style-name="T4"> </text:span><text:span text:style-name="T22">"password"</text:span><text:span text:style-name="T4"> </text:span><text:span text:style-name="T10">name</text:span><text:span text:style-name="T15">=</text:span><text:span text:style-name="T22">"password"</text:span><text:span text:style-name="T29">&gt;</text:span><text:span text:style-name="T15"> </text:span><text:span text:style-name="T29">&lt;/</text:span><text:span text:style-name="T6">td</text:span><text:span text:style-name="T29">&gt;</text:span></text:p>
      <text:p text:style-name="P5"><text:span text:style-name="T29">&lt;</text:span><text:span text:style-name="T6">tr</text:span><text:span text:style-name="T29">&gt;</text:span><text:span text:style-name="T15"> </text:span><text:span text:style-name="T29">&lt;</text:span><text:span text:style-name="T6">td</text:span><text:span text:style-name="T29">&gt;</text:span><text:span text:style-name="T15"> </text:span><text:span text:style-name="T29">&lt;/</text:span><text:span text:style-name="T6">td</text:span><text:span text:style-name="T29">&gt;</text:span><text:span text:style-name="T15"> </text:span><text:span text:style-name="T29">&lt;</text:span><text:span text:style-name="T6">td</text:span><text:span text:style-name="T4"> </text:span><text:span text:style-name="T12">text</text:span><text:span text:style-name="T4"> </text:span><text:span text:style-name="T10">align</text:span><text:span text:style-name="T15">=</text:span><text:span text:style-name="T22">"right"</text:span><text:span text:style-name="T4"> </text:span><text:span text:style-name="T29">&gt;</text:span><text:span text:style-name="T15"> </text:span><text:span text:style-name="T29">&lt;</text:span><text:span text:style-name="T6">input</text:span><text:span text:style-name="T4"> </text:span><text:span text:style-name="T10">type</text:span><text:span text:style-name="T15">=</text:span><text:span text:style-name="T22">"submit"</text:span><text:span text:style-name="T4"> </text:span><text:span text:style-name="T10">value</text:span><text:span text:style-name="T15">=</text:span><text:span text:style-name="T22">"login"</text:span><text:span text:style-name="T29">&gt;</text:span></text:p>
      <text:p text:style-name="P5"><text:span text:style-name="T29">&lt;/</text:span><text:span text:style-name="T6">table</text:span><text:span text:style-name="T29">&gt;</text:span></text:p>
      <text:p text:style-name="P5"><text:span text:style-name="T29">&lt;/</text:span><text:span text:style-name="T6">form</text:span><text:span text:style-name="T29">&gt;</text:span></text:p>
      <text:p text:style-name="P5"><text:span text:style-name="T1">&lt;%</text:span></text:p>
      <text:p text:style-name="P5"><text:span text:style-name="T37">if</text:span><text:span text:style-name="T15">(request.getParameter(</text:span><text:span text:style-name="T25">"username"</text:span><text:span text:style-name="T15">)!=</text:span><text:span text:style-name="T37">null</text:span><text:span text:style-name="T15"> &amp;&amp; request.getParameter(</text:span><text:span text:style-name="T25">"password"</text:span><text:span text:style-name="T15">)!=</text:span><text:span text:style-name="T37">null</text:span><text:span text:style-name="T15">)</text:span></text:p>
      <text:p text:style-name="P5"><text:span text:style-name="T15">{</text:span></text:p>
      <text:p text:style-name="P5"><text:span text:style-name="T15"><text:tab/></text:span><text:span text:style-name="T37">if</text:span><text:span text:style-name="T15">(request.getParameter(</text:span><text:span text:style-name="T25">"username"</text:span><text:span text:style-name="T15">).equals(</text:span><text:span text:style-name="T25">"sa"</text:span><text:span text:style-name="T15">) &amp;&amp;request.getParameter(</text:span><text:span text:style-name="T25">"password"</text:span><text:span text:style-name="T15">).equals(</text:span><text:span text:style-name="T25">"pass"</text:span><text:span text:style-name="T15">))</text:span></text:p>
      <text:p text:style-name="P5"><text:span text:style-name="T15"><text:tab/>{</text:span></text:p>
      <text:p text:style-name="P5"><text:span text:style-name="T15"><text:tab/><text:tab/>RequestDispatcher rd=request.getRequestDispatcher(</text:span><text:span text:style-name="T25">"home.jsp"</text:span><text:span text:style-name="T15">);</text:span></text:p>
      <text:p text:style-name="P5"><text:span text:style-name="T15"><text:tab/><text:tab/>rd.forward(request,response);</text:span></text:p>
      <text:p text:style-name="P5"><text:span text:style-name="T15"><text:tab/>}</text:span></text:p>
      <text:p text:style-name="P5"><text:span text:style-name="T15"><text:tab/></text:span><text:span text:style-name="T37">else</text:span></text:p>
      <text:p text:style-name="P5"><text:span text:style-name="T15"><text:tab/>{</text:span></text:p>
      <text:p text:style-name="P5"><text:span text:style-name="T15"><text:tab/><text:tab/>response.sendRedirect(</text:span><text:span text:style-name="T25">"error.jsp"</text:span><text:span text:style-name="T15">);</text:span></text:p>
      <text:p text:style-name="P5"><text:span text:style-name="T15"><text:tab/>}</text:span></text:p>
      <text:p text:style-name="P5"><text:span text:style-name="T15">}</text:span></text:p>
      <text:p text:style-name="P5"><text:span text:style-name="T1">%&gt;</text:span></text:p>
      <text:p text:style-name="P7"/>
      <text:p text:style-name="P7"/>
      <text:p text:style-name="P5"><text:span text:style-name="T29">&lt;/</text:span><text:span text:style-name="T6">body</text:span><text:span text:style-name="T29">&gt;</text:span></text:p>
      <text:p text:style-name="P43"><text:span text:style-name="T32">&lt;/</text:span><text:span text:style-name="T9">html</text:span><text:span text:style-name="T32">&gt;</text:span></text:p>
      <text:p text:style-name="P32"><text:span text:style-name="T32"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0"/>
      <text:p text:style-name="P30"/>
      <text:p text:style-name="P30"/>
      <text:p text:style-name="P30"/>
      <text:p text:style-name="P30"/>
      <text:p text:style-name="P30"/>
      <text:p text:style-name="P25"/>
      <text:p text:style-name="P5"><text:span text:style-name="T15">Enter Name </text:span><text:span text:style-name="T29">&lt;</text:span><text:span text:style-name="T6">input</text:span><text:span text:style-name="T4"> </text:span><text:span text:style-name="T10">type</text:span><text:span text:style-name="T15">=</text:span><text:span text:style-name="T22">"text"</text:span><text:span text:style-name="T4"> </text:span><text:span text:style-name="T10">name</text:span><text:span text:style-name="T4"> </text:span><text:span text:style-name="T15">=</text:span><text:span text:style-name="T22">"name"</text:span><text:span text:style-name="T29">&gt;</text:span><text:span text:style-name="T15"> </text:span><text:span text:style-name="T29">&lt;</text:span><text:span text:style-name="T6">br</text:span><text:span text:style-name="T29">&gt;</text:span></text:p>
      <text:p text:style-name="P5"><text:span text:style-name="T15">Enter Password </text:span><text:span text:style-name="T29">&lt;</text:span><text:span text:style-name="T6">input</text:span><text:span text:style-name="T4"> </text:span><text:span text:style-name="T10">type</text:span><text:span text:style-name="T15">=</text:span><text:span text:style-name="T22">"password"</text:span><text:span text:style-name="T4"> </text:span><text:span text:style-name="T10">name</text:span><text:span text:style-name="T4"> </text:span><text:span text:style-name="T15">=</text:span><text:span text:style-name="T4"> </text:span><text:span text:style-name="T22">"pass"</text:span><text:span text:style-name="T4"> </text:span><text:span text:style-name="T29">&gt;</text:span></text:p>
      <text:p text:style-name="P5"><text:span text:style-name="T29">&lt;</text:span><text:span text:style-name="T6">input</text:span><text:span text:style-name="T4"> </text:span><text:span text:style-name="T10">type</text:span><text:span text:style-name="T15">=</text:span><text:span text:style-name="T22">"submit"</text:span><text:span text:style-name="T4"> </text:span><text:span text:style-name="T10">value</text:span><text:span text:style-name="T15">=</text:span><text:span text:style-name="T22">"login"</text:span><text:span text:style-name="T29">&gt;</text:span></text:p>
      <text:p text:style-name="P5"><text:span text:style-name="T29">&lt;/</text:span><text:span text:style-name="T6">form</text:span><text:span text:style-name="T29">&gt;</text:span></text:p>
      <text:p text:style-name="P18">&lt;%!</text:p>
      <text:p text:style-name="P20"><text:tab/>String name;</text:p>
      <text:p text:style-name="P20"><text:tab/>String pass;</text:p>
      <text:p text:style-name="P18">%&gt;</text:p>
      <text:p text:style-name="P18">&lt;%</text:p>
      <text:p text:style-name="P5"><text:span text:style-name="T15"><text:tab/></text:span><text:span text:style-name="T37">if</text:span><text:span text:style-name="T15">(request.getParameter(</text:span><text:span text:style-name="T25">"name"</text:span><text:span text:style-name="T15">)!=</text:span><text:span text:style-name="T37">null</text:span><text:span text:style-name="T15">)</text:span></text:p>
      <text:p text:style-name="P20"><text:tab/>{</text:p>
      <text:p text:style-name="P5"><text:span text:style-name="T15"><text:tab/><text:tab/>name=request.getParameter(</text:span><text:span text:style-name="T25">"name"</text:span><text:span text:style-name="T15">);</text:span></text:p>
      <text:p text:style-name="P5"><text:span text:style-name="T15"><text:tab/><text:tab/>pass=request.getParameter(</text:span><text:span text:style-name="T25">"pass"</text:span><text:span text:style-name="T15">);</text:span></text:p>
      <text:p text:style-name="P5"><text:span text:style-name="T15"><text:tab/><text:tab/></text:span><text:span text:style-name="T37">if</text:span><text:span text:style-name="T15">(name.equals(</text:span><text:span text:style-name="T25">"sa"</text:span><text:span text:style-name="T15">) &amp;&amp; pass.equals(</text:span><text:span text:style-name="T25">"pass"</text:span><text:span text:style-name="T15">))</text:span></text:p>
      <text:p text:style-name="P20"><text:tab/><text:tab/>{</text:p>
      <text:p text:style-name="P5"><text:span text:style-name="T15"><text:tab/><text:tab/><text:tab/></text:span><text:span text:style-name="T1">%&gt;</text:span></text:p>
      <text:p text:style-name="P5"><text:span text:style-name="T15"><text:tab/><text:tab/><text:tab/></text:span><text:span text:style-name="T29">&lt;</text:span><text:span text:style-name="T6">font</text:span><text:span text:style-name="T4"> </text:span><text:span text:style-name="T10">face</text:span><text:span text:style-name="T15">=</text:span><text:span text:style-name="T22">"Times New Roman"</text:span><text:span text:style-name="T4"> </text:span><text:span text:style-name="T10">color</text:span><text:span text:style-name="T15">=</text:span><text:span text:style-name="T22">"green"</text:span><text:span text:style-name="T29">&gt;</text:span><text:span text:style-name="T15"> Welcome user </text:span><text:span text:style-name="T1">&lt;%=</text:span><text:span text:style-name="T15"> name</text:span></text:p>
      <text:p text:style-name="P5"><text:span text:style-name="T15"><text:tab/><text:tab/><text:tab/></text:span><text:span text:style-name="T1">%&gt;</text:span><text:span text:style-name="T15"> </text:span><text:span text:style-name="T29">&lt;/</text:span><text:span text:style-name="T6">font</text:span><text:span text:style-name="T29">&gt;</text:span></text:p>
      <text:p text:style-name="P5"><text:span text:style-name="T15"><text:tab/><text:tab/><text:tab/></text:span><text:span text:style-name="T1">&lt;%</text:span></text:p>
      <text:p text:style-name="P20"><text:tab/><text:tab/><text:tab/>}</text:p>
      <text:p text:style-name="P5"><text:span text:style-name="T15"><text:tab/><text:tab/><text:tab/></text:span><text:span text:style-name="T37">else</text:span></text:p>
      <text:p text:style-name="P20"><text:tab/><text:tab/><text:tab/>{ </text:p>
      <text:p text:style-name="P5"><text:span text:style-name="T15"><text:tab/><text:tab/><text:tab/><text:tab/></text:span><text:span text:style-name="T1">%&gt;</text:span></text:p>
      <text:p text:style-name="P5"><text:span text:style-name="T15"><text:tab/><text:tab/><text:tab/></text:span><text:span text:style-name="T29">&lt;</text:span><text:span text:style-name="T6">font</text:span><text:span text:style-name="T4"> </text:span><text:span text:style-name="T10">face</text:span><text:span text:style-name="T15">=</text:span><text:span text:style-name="T22">"Times New Roman"</text:span><text:span text:style-name="T4"> </text:span><text:span text:style-name="T10">color</text:span><text:span text:style-name="T15">=</text:span><text:span text:style-name="T22">"green"</text:span><text:span text:style-name="T29">&gt;</text:span><text:span text:style-name="T15"> invalid user </text:span><text:span text:style-name="T29">&lt;/</text:span><text:span text:style-name="T6">font</text:span><text:span text:style-name="T29">&gt;</text:span></text:p>
      <text:p text:style-name="P5"><text:span text:style-name="T15"><text:tab/><text:tab/><text:tab/></text:span><text:span text:style-name="T1">&lt;%</text:span><text:span text:style-name="T15"> </text:span></text:p>
      <text:p text:style-name="P20"><text:tab/>}</text:p>
      <text:p text:style-name="P20"><text:tab/>}</text:p>
      <text:p text:style-name="P18">%&gt;</text:p>
      <text:p text:style-name="P20"><text:tab/></text:p>
      <text:p text:style-name="P7"/>
      <text:p text:style-name="P5"><text:span text:style-name="T29">&lt;/</text:span><text:span text:style-name="T6">body</text:span><text:span text:style-name="T29">&gt;</text:span></text:p>
      <text:p text:style-name="P10"><text:span text:style-name="T29">&lt;/</text:span><text:span text:style-name="T6">html</text:span><text:span text:style-name="T29">&gt;</text:span></text:p>
      <text:p text:style-name="P44"/>
      <text:p text:style-name="P35">6.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6M21S</meta:editing-duration>
    <meta:editing-cycles>9</meta:editing-cycles>
    <meta:generator>LibreOffice/5.1.5.2$Windows_X86_64 LibreOffice_project/7a864d8825610a8c07cfc3bc01dd4fce6a9447e5</meta:generator>
    <dc:date>2019-06-08T18:29:31.047000000</dc:date>
    <meta:document-statistic meta:table-count="0" meta:image-count="0" meta:object-count="0" meta:page-count="8" meta:paragraph-count="302" meta:word-count="1244" meta:character-count="10320" meta:non-whitespace-character-count="9070"/>
    <meta:user-defined meta:name="Info 1"/>
    <meta:user-defined meta:name="Info 2"/>
    <meta:user-defined meta:name="Info 3"/>
    <meta:user-defined meta:name="Info 4"/>
  </office:meta>
</office:document-meta>
</file>